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Devanagari1" svg:font-family="'Lohit Devanagari'"/>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automatic-styles>
    <style:style style:name="Таблица2" style:family="table">
      <style:table-properties style:width="16.999cm" table:align="left" style:writing-mode="lr-tb"/>
    </style:style>
    <style:style style:name="Таблица2.A" style:family="table-column">
      <style:table-column-properties style:column-width="3.685cm"/>
    </style:style>
    <style:style style:name="Таблица2.B" style:family="table-column">
      <style:table-column-properties style:column-width="13.314cm"/>
    </style:style>
    <style:style style:name="Таблица2.A1" style:family="table-cell">
      <style:table-cell-properties style:vertical-align="middle" fo:padding="0cm" fo:border="none"/>
    </style:style>
    <style:style style:name="Таблица2.A2" style:family="table-cell">
      <style:table-cell-properties style:vertical-align="middle" fo:padding="0.049cm" fo:border="none"/>
    </style:style>
    <style:style style:name="P1" style:family="paragraph" style:parent-style-name="Text_20_body_20__28_user_29_">
      <style:text-properties style:font-name="Times New Roman" fo:font-size="14pt" fo:font-weight="bold" officeooo:paragraph-rsid="001f852d" style:font-size-asian="14pt" style:font-weight-asian="bold" style:font-name-complex="Times New Roman1" style:font-size-complex="14pt"/>
    </style:style>
    <style:style style:name="P2" style:family="paragraph" style:parent-style-name="Text_20_body_20__28_user_29_">
      <style:paragraph-properties fo:text-align="justify" style:justify-single-word="false"/>
      <style:text-properties fo:font-size="14pt" officeooo:paragraph-rsid="001f852d" style:font-size-asian="14pt" style:font-size-complex="14pt"/>
    </style:style>
    <style:style style:name="P3" style:family="paragraph" style:parent-style-name="Text_20_body_20__28_user_29_">
      <style:text-properties fo:font-size="14pt" officeooo:paragraph-rsid="001f852d" style:font-size-asian="14pt" style:font-size-complex="14pt"/>
    </style:style>
    <style:style style:name="P4" style:family="paragraph" style:parent-style-name="Text_20_body_20__28_user_29_">
      <style:paragraph-properties fo:text-align="justify" style:justify-single-word="false"/>
      <style:text-properties fo:font-size="14pt" fo:font-weight="bold" officeooo:rsid="001e95e7" officeooo:paragraph-rsid="001f852d" style:font-size-asian="14pt" style:font-weight-asian="bold" style:font-size-complex="14pt" style:font-weight-complex="bold"/>
    </style:style>
    <style:style style:name="P5" style:family="paragraph" style:parent-style-name="Text_20_body_20__28_user_29_">
      <style:paragraph-properties fo:margin-top="0.106cm" fo:margin-bottom="0.106cm" loext:contextual-spacing="false" fo:text-align="center" style:justify-single-word="false"/>
      <style:text-properties fo:color="#000000" style:font-name="Times New Roman" fo:font-size="14pt" officeooo:rsid="001e0446" officeooo:paragraph-rsid="001e0446" style:font-size-asian="14pt" style:font-name-complex="Times New Roman1" style:font-size-complex="14pt"/>
    </style:style>
    <style:style style:name="P6" style:family="paragraph" style:parent-style-name="Text_20_body_20__28_user_29_">
      <style:paragraph-properties fo:margin-top="0.106cm" fo:margin-bottom="0.106cm" loext:contextual-spacing="false" fo:text-align="center" style:justify-single-word="false"/>
      <style:text-properties fo:color="#000000" style:font-name="Times New Roman" fo:font-size="14pt" officeooo:paragraph-rsid="001e0446" style:font-size-asian="14pt" style:font-name-complex="Times New Roman1" style:font-size-complex="14pt"/>
    </style:style>
    <style:style style:name="P7" style:family="paragraph" style:parent-style-name="Text_20_body_20__28_user_29_">
      <style:paragraph-properties fo:margin-top="0.106cm" fo:margin-bottom="0.106cm" loext:contextual-spacing="false" fo:text-align="justify" style:justify-single-word="false"/>
      <style:text-properties fo:color="#000000" style:font-name="Times New Roman" fo:font-size="14pt" officeooo:paragraph-rsid="001e0446" style:font-size-asian="14pt" style:font-name-complex="Times New Roman1" style:font-size-complex="14pt"/>
    </style:style>
    <style:style style:name="P8" style:family="paragraph" style:parent-style-name="Text_20_body_20__28_user_29_">
      <style:paragraph-properties fo:margin-top="0.106cm" fo:margin-bottom="0.106cm" loext:contextual-spacing="false" fo:text-align="justify" style:justify-single-word="false"/>
      <style:text-properties fo:color="#000000" style:font-name="Times New Roman" fo:font-size="14pt" officeooo:paragraph-rsid="001f852d" style:font-size-asian="14pt" style:font-name-complex="Times New Roman1" style:font-size-complex="14pt"/>
    </style:style>
    <style:style style:name="P9" style:family="paragraph" style:parent-style-name="Text_20_body_20__28_user_29_">
      <style:paragraph-properties fo:margin-top="0.106cm" fo:margin-bottom="0.106cm" loext:contextual-spacing="false" fo:text-align="end" style:justify-single-word="false"/>
      <style:text-properties fo:color="#000000" style:font-name="Times New Roman" fo:font-size="14pt" fo:font-style="italic" officeooo:paragraph-rsid="001e0446" style:font-size-asian="14pt" style:font-style-asian="italic" style:font-name-complex="Times New Roman1" style:font-size-complex="14pt"/>
    </style:style>
    <style:style style:name="P10" style:family="paragraph" style:parent-style-name="Text_20_body_20__28_user_29_">
      <style:paragraph-properties fo:margin-top="0.106cm" fo:margin-bottom="0.106cm" loext:contextual-spacing="false" fo:text-align="center" style:justify-single-word="false"/>
      <style:text-properties fo:color="#000000" style:font-name="Times New Roman" fo:font-size="14pt" fo:language="en" fo:country="US" officeooo:paragraph-rsid="001e0446" style:font-size-asian="14pt" style:font-name-complex="Times New Roman1" style:font-size-complex="14pt"/>
    </style:style>
    <style:style style:name="P11" style:family="paragraph" style:parent-style-name="Text_20_body_20__28_user_29_">
      <style:paragraph-properties fo:margin-top="0.106cm" fo:margin-bottom="0.106cm" loext:contextual-spacing="false" fo:line-height="150%" fo:text-align="justify" style:justify-single-word="false"/>
      <style:text-properties style:font-name="Times New Roman" fo:font-size="14pt" officeooo:paragraph-rsid="001f852d" style:font-size-asian="14pt" style:font-name-complex="Times New Roman1" style:font-size-complex="14pt"/>
    </style:style>
    <style:style style:name="P12" style:family="paragraph" style:parent-style-name="Text_20_body_20__28_user_29_">
      <style:paragraph-properties fo:margin-top="0.106cm" fo:margin-bottom="0.106cm" loext:contextual-spacing="false"/>
      <style:text-properties style:font-name="Times New Roman" fo:font-size="14pt" officeooo:paragraph-rsid="001e0446" style:font-size-asian="14pt" style:font-name-complex="Times New Roman1" style:font-size-complex="14pt"/>
    </style:style>
    <style:style style:name="P13" style:family="paragraph" style:parent-style-name="Text_20_body_20__28_user_29_">
      <style:paragraph-properties fo:margin-top="0.106cm" fo:margin-bottom="0.106cm" loext:contextual-spacing="false" fo:text-align="justify" style:justify-single-word="false"/>
      <style:text-properties officeooo:paragraph-rsid="001f852d"/>
    </style:style>
    <style:style style:name="P14" style:family="paragraph" style:parent-style-name="Text_20_body_20__28_user_29_" style:master-page-name="Standard">
      <style:paragraph-properties fo:margin-top="0.106cm" fo:margin-bottom="0.106cm" loext:contextual-spacing="false" fo:text-align="center" style:justify-single-word="false" style:page-number="auto"/>
      <style:text-properties fo:color="#000000" style:font-name="Times New Roman" fo:font-size="14pt" officeooo:paragraph-rsid="001e0446" style:font-size-asian="14pt" style:font-name-complex="Times New Roman1" style:font-size-complex="14pt"/>
    </style:style>
    <style:style style:name="P15" style:family="paragraph" style:parent-style-name="Text_20_body_20__28_user_29_">
      <style:paragraph-properties fo:margin-left="11.502cm" fo:margin-right="0cm" fo:margin-top="0.106cm" fo:margin-bottom="0.106cm" loext:contextual-spacing="false" fo:text-indent="0cm" style:auto-text-indent="false"/>
      <style:text-properties fo:color="#000000" style:font-name="Times New Roman" fo:font-size="14pt" officeooo:paragraph-rsid="001e0446" style:font-size-asian="14pt" style:font-name-complex="Times New Roman1" style:font-size-complex="14pt"/>
    </style:style>
    <style:style style:name="P16" style:family="paragraph" style:parent-style-name="Text_20_body_20__28_user_29_">
      <style:paragraph-properties fo:margin-left="11.502cm" fo:margin-right="0cm" fo:margin-top="0.106cm" fo:margin-bottom="0.106cm" loext:contextual-spacing="false" fo:text-indent="0cm" style:auto-text-indent="false"/>
      <style:text-properties fo:color="#000000" style:font-name="Times New Roman" fo:font-size="14pt" officeooo:rsid="001e0446" officeooo:paragraph-rsid="001e0446" style:font-size-asian="14pt" style:font-name-complex="Times New Roman1" style:font-size-complex="14pt"/>
    </style:style>
    <style:style style:name="P17" style:family="paragraph" style:parent-style-name="Text_20_body_20__28_user_29_">
      <style:paragraph-properties fo:margin-left="11.502cm" fo:margin-right="0cm" fo:margin-top="0.106cm" fo:margin-bottom="0.106cm" loext:contextual-spacing="false" fo:text-indent="0cm" style:auto-text-indent="false"/>
      <style:text-properties officeooo:paragraph-rsid="001e0446"/>
    </style:style>
    <style:style style:name="P18" style:family="paragraph" style:parent-style-name="Text_20_body_20__28_user_29_">
      <style:paragraph-properties fo:margin-top="0cm" fo:margin-bottom="0cm" loext:contextual-spacing="false" fo:line-height="150%" fo:text-align="center" style:justify-single-word="false"/>
      <style:text-properties style:font-name="Times New Roman" fo:font-size="14pt" fo:font-weight="bold" officeooo:paragraph-rsid="001f852d" style:font-size-asian="14pt" style:font-weight-asian="bold" style:font-name-complex="Times New Roman1" style:font-size-complex="14pt"/>
    </style:style>
    <style:style style:name="P19" style:family="paragraph" style:parent-style-name="Text_20_body_20__28_user_29_">
      <style:paragraph-properties fo:margin-top="0cm" fo:margin-bottom="0cm" loext:contextual-spacing="false" fo:line-height="150%" fo:text-align="justify" style:justify-single-word="false"/>
      <style:text-properties style:font-name="Times New Roman" fo:font-size="14pt" fo:font-weight="bold" officeooo:paragraph-rsid="001f852d" style:font-size-asian="14pt" style:font-weight-asian="bold" style:font-name-complex="Times New Roman1" style:font-size-complex="14pt" style:font-weight-complex="bold"/>
    </style:style>
    <style:style style:name="P20" style:family="paragraph" style:parent-style-name="Text_20_body_20__28_user_29_">
      <style:paragraph-properties fo:margin-top="0cm" fo:margin-bottom="0cm" loext:contextual-spacing="false" fo:line-height="150%" fo:text-align="justify" style:justify-single-word="false"/>
      <style:text-properties style:font-name="Times New Roman" fo:font-size="14pt" officeooo:paragraph-rsid="001f852d" style:font-size-asian="14pt" style:font-name-complex="Times New Roman1" style:font-size-complex="14pt"/>
    </style:style>
    <style:style style:name="P21" style:family="paragraph" style:parent-style-name="Text_20_body_20__28_user_29_">
      <style:paragraph-properties fo:margin-top="0cm" fo:margin-bottom="0cm" loext:contextual-spacing="false" fo:line-height="150%"/>
      <style:text-properties style:font-name="Times New Roman" fo:font-size="14pt" officeooo:paragraph-rsid="001f852d" style:font-size-asian="14pt" style:font-name-complex="Times New Roman1" style:font-size-complex="14pt"/>
    </style:style>
    <style:style style:name="P22" style:family="paragraph" style:parent-style-name="Text_20_body_20__28_user_29_">
      <style:paragraph-properties fo:margin-top="0cm" fo:margin-bottom="0cm" loext:contextual-spacing="false" fo:line-height="150%" fo:text-align="justify" style:justify-single-word="false"/>
      <style:text-properties fo:font-size="14pt" officeooo:paragraph-rsid="001f852d" style:font-size-asian="14pt" style:font-size-complex="14pt"/>
    </style:style>
    <style:style style:name="P23" style:family="paragraph" style:parent-style-name="Text_20_body_20__28_user_29_">
      <style:paragraph-properties fo:margin-top="0cm" fo:margin-bottom="0cm" loext:contextual-spacing="false" fo:line-height="150%" fo:text-align="justify" style:justify-single-word="false"/>
      <style:text-properties officeooo:paragraph-rsid="001f852d"/>
    </style:style>
    <style:style style:name="P24" style:family="paragraph" style:parent-style-name="Table_20_Contents">
      <style:text-properties fo:font-size="14pt" officeooo:paragraph-rsid="001f852d" style:font-size-asian="14pt" style:font-size-complex="14pt"/>
    </style:style>
    <style:style style:name="P25" style:family="paragraph" style:parent-style-name="Text_20_body" style:list-style-name="L1">
      <style:paragraph-properties fo:text-align="justify" style:justify-single-word="false"/>
      <style:text-properties fo:font-size="14pt" officeooo:paragraph-rsid="001f852d" style:font-size-asian="14pt" style:font-size-complex="14pt"/>
    </style:style>
    <style:style style:name="P26" style:family="paragraph" style:parent-style-name="Text_20_body" style:list-style-name="L16">
      <style:paragraph-properties fo:text-align="justify" style:justify-single-word="false"/>
      <style:text-properties fo:font-size="14pt" officeooo:paragraph-rsid="001f852d" style:font-size-asian="14pt" style:font-size-complex="14pt"/>
    </style:style>
    <style:style style:name="P27" style:family="paragraph" style:parent-style-name="Text_20_body" style:list-style-name="L17">
      <style:paragraph-properties fo:text-align="justify" style:justify-single-word="false"/>
      <style:text-properties fo:font-size="14pt" officeooo:paragraph-rsid="001f852d" style:font-size-asian="14pt" style:font-size-complex="14pt"/>
    </style:style>
    <style:style style:name="P28" style:family="paragraph" style:parent-style-name="Text_20_body" style:list-style-name="L18">
      <style:paragraph-properties fo:text-align="justify" style:justify-single-word="false"/>
      <style:text-properties fo:font-size="14pt" officeooo:paragraph-rsid="001f852d" style:font-size-asian="14pt" style:font-size-complex="14pt"/>
    </style:style>
    <style:style style:name="P29" style:family="paragraph" style:parent-style-name="Text_20_body" style:list-style-name="L19">
      <style:paragraph-properties fo:text-align="justify" style:justify-single-word="false"/>
      <style:text-properties fo:font-size="14pt" officeooo:paragraph-rsid="001f852d" style:font-size-asian="14pt" style:font-size-complex="14pt"/>
    </style:style>
    <style:style style:name="P30" style:family="paragraph" style:parent-style-name="Text_20_body" style:list-style-name="L20">
      <style:paragraph-properties fo:text-align="justify" style:justify-single-word="false"/>
      <style:text-properties fo:font-size="14pt" officeooo:paragraph-rsid="001f852d" style:font-size-asian="14pt" style:font-size-complex="14pt"/>
    </style:style>
    <style:style style:name="P31" style:family="paragraph" style:parent-style-name="Text_20_body" style:list-style-name="L26">
      <style:paragraph-properties fo:text-align="justify" style:justify-single-word="false"/>
      <style:text-properties fo:font-size="14pt" officeooo:paragraph-rsid="001f852d" style:font-size-asian="14pt" style:font-size-complex="14pt"/>
    </style:style>
    <style:style style:name="P32" style:family="paragraph" style:parent-style-name="Text_20_body" style:list-style-name="L27">
      <style:paragraph-properties fo:text-align="justify" style:justify-single-word="false"/>
      <style:text-properties fo:font-size="14pt" officeooo:paragraph-rsid="001f852d" style:font-size-asian="14pt" style:font-size-complex="14pt"/>
    </style:style>
    <style:style style:name="P33" style:family="paragraph" style:parent-style-name="Text_20_body" style:list-style-name="L28">
      <style:paragraph-properties fo:text-align="justify" style:justify-single-word="false"/>
      <style:text-properties fo:font-size="14pt" officeooo:paragraph-rsid="001f852d" style:font-size-asian="14pt" style:font-size-complex="14pt"/>
    </style:style>
    <style:style style:name="P34" style:family="paragraph" style:parent-style-name="Text_20_body" style:list-style-name="L29">
      <style:paragraph-properties fo:text-align="justify" style:justify-single-word="false"/>
      <style:text-properties fo:font-size="14pt" officeooo:paragraph-rsid="001f852d" style:font-size-asian="14pt" style:font-size-complex="14pt"/>
    </style:style>
    <style:style style:name="P35" style:family="paragraph" style:parent-style-name="Text_20_body">
      <style:paragraph-properties fo:text-align="justify" style:justify-single-word="false"/>
      <style:text-properties fo:font-size="14pt" officeooo:paragraph-rsid="001f852d" style:font-size-asian="14pt" style:font-size-complex="14pt"/>
    </style:style>
    <style:style style:name="P36" style:family="paragraph" style:parent-style-name="Text_20_body" style:list-style-name="L21">
      <style:text-properties fo:font-size="14pt" officeooo:paragraph-rsid="001f852d" style:font-size-asian="14pt" style:font-size-complex="14pt"/>
    </style:style>
    <style:style style:name="P37" style:family="paragraph" style:parent-style-name="Text_20_body" style:list-style-name="L22">
      <style:text-properties fo:font-size="14pt" officeooo:paragraph-rsid="001f852d" style:font-size-asian="14pt" style:font-size-complex="14pt"/>
    </style:style>
    <style:style style:name="P38" style:family="paragraph" style:parent-style-name="Text_20_body" style:list-style-name="L23">
      <style:text-properties fo:font-size="14pt" officeooo:paragraph-rsid="001f852d" style:font-size-asian="14pt" style:font-size-complex="14pt"/>
    </style:style>
    <style:style style:name="P39" style:family="paragraph" style:parent-style-name="Text_20_body">
      <style:text-properties fo:font-size="14pt" officeooo:paragraph-rsid="001f852d" style:font-size-asian="14pt" style:font-size-complex="14pt"/>
    </style:style>
    <style:style style:name="P40" style:family="paragraph" style:parent-style-name="Text_20_body" style:list-style-name="L24">
      <style:paragraph-properties fo:text-align="justify" style:justify-single-word="false"/>
      <style:text-properties officeooo:paragraph-rsid="001f852d"/>
    </style:style>
    <style:style style:name="P41" style:family="paragraph" style:parent-style-name="Text_20_body" style:list-style-name="L25">
      <style:paragraph-properties fo:text-align="justify" style:justify-single-word="false"/>
      <style:text-properties officeooo:paragraph-rsid="001f852d"/>
    </style:style>
    <style:style style:name="P42" style:family="paragraph" style:parent-style-name="Text_20_body">
      <style:paragraph-properties fo:text-align="justify" style:justify-single-word="false"/>
      <style:text-properties officeooo:paragraph-rsid="001f852d"/>
    </style:style>
    <style:style style:name="P43" style:family="paragraph" style:parent-style-name="Text_20_body">
      <style:paragraph-properties fo:line-height="150%" fo:text-align="justify" style:justify-single-word="false"/>
      <style:text-properties style:font-name="Times New Roman" fo:font-size="14pt" fo:font-weight="bold" officeooo:rsid="00252a6b" officeooo:paragraph-rsid="001f852d" style:font-size-asian="14pt" style:font-weight-asian="bold" style:font-name-complex="Times New Roman1" style:font-size-complex="14pt"/>
    </style:style>
    <style:style style:name="P44" style:family="paragraph" style:parent-style-name="Text_20_body">
      <style:paragraph-properties fo:line-height="150%" fo:text-align="justify" style:justify-single-word="false"/>
      <style:text-properties style:font-name="Times New Roman" fo:font-size="14pt" fo:font-weight="bold" officeooo:paragraph-rsid="001f852d" style:font-size-asian="14pt" style:font-weight-asian="bold" style:font-name-complex="Times New Roman1" style:font-size-complex="14pt"/>
    </style:style>
    <style:style style:name="P45" style:family="paragraph" style:parent-style-name="Text_20_body">
      <style:paragraph-properties fo:line-height="150%" fo:text-align="justify" style:justify-single-word="false"/>
      <style:text-properties style:font-name="Times New Roman" fo:font-size="14pt" fo:font-weight="normal" officeooo:paragraph-rsid="001f852d" style:font-size-asian="14pt" style:font-weight-asian="normal" style:font-name-complex="Times New Roman1" style:font-size-complex="14pt" style:font-weight-complex="normal"/>
    </style:style>
    <style:style style:name="P46" style:family="paragraph" style:parent-style-name="Text_20_body">
      <style:text-properties officeooo:paragraph-rsid="001f852d"/>
    </style:style>
    <style:style style:name="P47" style:family="paragraph" style:parent-style-name="Text_20_body">
      <style:paragraph-properties fo:margin-top="0cm" fo:margin-bottom="0cm" loext:contextual-spacing="false" fo:line-height="150%" fo:text-align="justify" style:justify-single-word="false"/>
      <style:text-properties style:font-name="Times New Roman" fo:font-size="14pt" fo:font-weight="normal" officeooo:paragraph-rsid="001f852d" style:font-size-asian="14pt" style:font-weight-asian="normal" style:font-name-complex="Times New Roman1" style:font-size-complex="14pt" style:font-weight-complex="normal"/>
    </style:style>
    <style:style style:name="P48" style:family="paragraph" style:parent-style-name="Text_20_body">
      <style:paragraph-properties fo:margin-top="0cm" fo:margin-bottom="0cm" loext:contextual-spacing="false" fo:line-height="150%" fo:text-align="justify" style:justify-single-word="false"/>
      <style:text-properties style:font-name="Times New Roman" fo:font-size="14pt" fo:font-style="italic" style:text-underline-style="none" fo:font-weight="normal" officeooo:paragraph-rsid="001f852d" style:font-size-asian="14pt" style:font-style-asian="italic" style:font-weight-asian="normal" style:font-name-complex="Times New Roman1" style:font-size-complex="14pt" style:font-style-complex="italic" style:font-weight-complex="normal"/>
    </style:style>
    <style:style style:name="P49" style:family="paragraph" style:parent-style-name="Text_20_body" style:list-style-name="L20">
      <style:paragraph-properties fo:margin-top="0cm" fo:margin-bottom="0cm" loext:contextual-spacing="false" fo:line-height="150%" fo:text-align="justify" style:justify-single-word="false"/>
      <style:text-properties style:font-name="Times New Roman" fo:font-size="14pt" style:text-underline-style="none" fo:font-weight="normal" officeooo:paragraph-rsid="001f852d" style:font-size-asian="14pt" style:font-weight-asian="normal" style:font-name-complex="Times New Roman1" style:font-size-complex="14pt" style:font-weight-complex="normal"/>
    </style:style>
    <style:style style:name="P50" style:family="paragraph" style:parent-style-name="Text_20_body">
      <style:paragraph-properties fo:margin-top="0cm" fo:margin-bottom="0cm" loext:contextual-spacing="false" fo:line-height="150%" fo:text-align="justify" style:justify-single-word="false"/>
      <style:text-properties style:font-name="Times New Roman" fo:font-size="14pt" style:text-underline-style="none" fo:font-weight="normal" officeooo:paragraph-rsid="001f852d" style:font-size-asian="14pt" style:font-weight-asian="normal" style:font-name-complex="Times New Roman1" style:font-size-complex="14pt" style:font-weight-complex="normal"/>
    </style:style>
    <style:style style:name="P51" style:family="paragraph" style:parent-style-name="Text_20_body" style:list-style-name="L1">
      <style:paragraph-properties fo:margin-top="0cm" fo:margin-bottom="0cm" loext:contextual-spacing="false" fo:text-align="justify" style:justify-single-word="false"/>
      <style:text-properties fo:font-size="14pt" officeooo:paragraph-rsid="001f852d" style:font-size-asian="14pt" style:font-size-complex="14pt"/>
    </style:style>
    <style:style style:name="P52" style:family="paragraph" style:parent-style-name="Text_20_body" style:list-style-name="L16">
      <style:paragraph-properties fo:margin-top="0cm" fo:margin-bottom="0cm" loext:contextual-spacing="false" fo:text-align="justify" style:justify-single-word="false"/>
      <style:text-properties fo:font-size="14pt" officeooo:paragraph-rsid="001f852d" style:font-size-asian="14pt" style:font-size-complex="14pt"/>
    </style:style>
    <style:style style:name="P53" style:family="paragraph" style:parent-style-name="Text_20_body" style:list-style-name="L17">
      <style:paragraph-properties fo:margin-top="0cm" fo:margin-bottom="0cm" loext:contextual-spacing="false" fo:text-align="justify" style:justify-single-word="false"/>
      <style:text-properties fo:font-size="14pt" officeooo:paragraph-rsid="001f852d" style:font-size-asian="14pt" style:font-size-complex="14pt"/>
    </style:style>
    <style:style style:name="P54" style:family="paragraph" style:parent-style-name="Text_20_body" style:list-style-name="L18">
      <style:paragraph-properties fo:margin-top="0cm" fo:margin-bottom="0cm" loext:contextual-spacing="false" fo:text-align="justify" style:justify-single-word="false"/>
      <style:text-properties fo:font-size="14pt" officeooo:paragraph-rsid="001f852d" style:font-size-asian="14pt" style:font-size-complex="14pt"/>
    </style:style>
    <style:style style:name="P55" style:family="paragraph" style:parent-style-name="Text_20_body" style:list-style-name="L19">
      <style:paragraph-properties fo:margin-top="0cm" fo:margin-bottom="0cm" loext:contextual-spacing="false" fo:text-align="justify" style:justify-single-word="false"/>
      <style:text-properties fo:font-size="14pt" officeooo:paragraph-rsid="001f852d" style:font-size-asian="14pt" style:font-size-complex="14pt"/>
    </style:style>
    <style:style style:name="P56" style:family="paragraph" style:parent-style-name="Text_20_body" style:list-style-name="L20">
      <style:paragraph-properties fo:margin-top="0cm" fo:margin-bottom="0cm" loext:contextual-spacing="false" fo:text-align="justify" style:justify-single-word="false"/>
      <style:text-properties fo:font-size="14pt" officeooo:paragraph-rsid="001f852d" style:font-size-asian="14pt" style:font-size-complex="14pt"/>
    </style:style>
    <style:style style:name="P57" style:family="paragraph" style:parent-style-name="Text_20_body" style:list-style-name="L26">
      <style:paragraph-properties fo:margin-top="0cm" fo:margin-bottom="0cm" loext:contextual-spacing="false" fo:text-align="justify" style:justify-single-word="false"/>
      <style:text-properties fo:font-size="14pt" officeooo:paragraph-rsid="001f852d" style:font-size-asian="14pt" style:font-size-complex="14pt"/>
    </style:style>
    <style:style style:name="P58" style:family="paragraph" style:parent-style-name="Text_20_body" style:list-style-name="L27">
      <style:paragraph-properties fo:margin-top="0cm" fo:margin-bottom="0cm" loext:contextual-spacing="false" fo:text-align="justify" style:justify-single-word="false"/>
      <style:text-properties fo:font-size="14pt" officeooo:paragraph-rsid="001f852d" style:font-size-asian="14pt" style:font-size-complex="14pt"/>
    </style:style>
    <style:style style:name="P59" style:family="paragraph" style:parent-style-name="Text_20_body" style:list-style-name="L28">
      <style:paragraph-properties fo:margin-top="0cm" fo:margin-bottom="0cm" loext:contextual-spacing="false" fo:text-align="justify" style:justify-single-word="false"/>
      <style:text-properties fo:font-size="14pt" officeooo:paragraph-rsid="001f852d" style:font-size-asian="14pt" style:font-size-complex="14pt"/>
    </style:style>
    <style:style style:name="P60" style:family="paragraph" style:parent-style-name="Text_20_body" style:list-style-name="L29">
      <style:paragraph-properties fo:margin-top="0cm" fo:margin-bottom="0cm" loext:contextual-spacing="false" fo:text-align="justify" style:justify-single-word="false"/>
      <style:text-properties fo:font-size="14pt" officeooo:paragraph-rsid="001f852d" style:font-size-asian="14pt" style:font-size-complex="14pt"/>
    </style:style>
    <style:style style:name="P61" style:family="paragraph" style:parent-style-name="Text_20_body" style:list-style-name="L21">
      <style:paragraph-properties fo:margin-top="0cm" fo:margin-bottom="0cm" loext:contextual-spacing="false"/>
      <style:text-properties fo:font-size="14pt" officeooo:paragraph-rsid="001f852d" style:font-size-asian="14pt" style:font-size-complex="14pt"/>
    </style:style>
    <style:style style:name="P62" style:family="paragraph" style:parent-style-name="Text_20_body" style:list-style-name="L22">
      <style:paragraph-properties fo:margin-top="0cm" fo:margin-bottom="0cm" loext:contextual-spacing="false"/>
      <style:text-properties fo:font-size="14pt" officeooo:paragraph-rsid="001f852d" style:font-size-asian="14pt" style:font-size-complex="14pt"/>
    </style:style>
    <style:style style:name="P63" style:family="paragraph" style:parent-style-name="Text_20_body" style:list-style-name="L23">
      <style:paragraph-properties fo:margin-top="0cm" fo:margin-bottom="0cm" loext:contextual-spacing="false"/>
      <style:text-properties fo:font-size="14pt" officeooo:paragraph-rsid="001f852d" style:font-size-asian="14pt" style:font-size-complex="14pt"/>
    </style:style>
    <style:style style:name="P64" style:family="paragraph" style:parent-style-name="Text_20_body">
      <style:paragraph-properties fo:margin-top="0cm" fo:margin-bottom="0cm" loext:contextual-spacing="false" fo:line-height="150%" fo:text-align="justify" style:justify-single-word="false"/>
      <style:text-properties fo:font-size="14pt" fo:font-style="italic" fo:font-weight="bold" officeooo:paragraph-rsid="001f852d" style:font-size-asian="14pt" style:font-style-asian="italic" style:font-weight-asian="bold" style:font-size-complex="14pt" style:font-style-complex="italic" style:font-weight-complex="bold"/>
    </style:style>
    <style:style style:name="P65" style:family="paragraph" style:parent-style-name="Text_20_body" style:list-style-name="L24">
      <style:paragraph-properties fo:margin-top="0cm" fo:margin-bottom="0cm" loext:contextual-spacing="false" fo:text-align="justify" style:justify-single-word="false"/>
      <style:text-properties officeooo:paragraph-rsid="001f852d"/>
    </style:style>
    <style:style style:name="P66" style:family="paragraph" style:parent-style-name="Table_20_Heading">
      <style:text-properties fo:font-size="14pt" officeooo:paragraph-rsid="001f852d" style:font-size-asian="14pt" style:font-size-complex="14pt"/>
    </style:style>
    <style:style style:name="P67" style:family="paragraph" style:parent-style-name="Standard_20__28_user_29_">
      <style:paragraph-properties fo:line-height="150%" fo:text-align="justify" style:justify-single-word="false"/>
      <style:text-properties style:font-name="Times New Roman" fo:font-size="14pt" officeooo:paragraph-rsid="001f852d" style:font-size-asian="14pt" style:font-name-complex="Times New Roman1" style:font-size-complex="14pt"/>
    </style:style>
    <style:style style:name="P68" style:family="paragraph" style:parent-style-name="Standard_20__28_user_29_">
      <style:paragraph-properties fo:line-height="150%" fo:text-align="justify" style:justify-single-word="false"/>
      <style:text-properties style:font-name="Times New Roman" fo:font-size="14pt" officeooo:rsid="0030567f" officeooo:paragraph-rsid="001f852d" style:font-size-asian="14pt" style:font-name-complex="Times New Roman1" style:font-size-complex="14pt"/>
    </style:style>
    <style:style style:name="P69" style:family="paragraph" style:parent-style-name="Standard_20__28_user_29_">
      <style:paragraph-properties fo:line-height="150%" fo:text-align="center" style:justify-single-word="false"/>
      <style:text-properties style:font-name="Times New Roman" fo:font-size="14pt" fo:font-weight="bold" officeooo:paragraph-rsid="001f852d" style:font-size-asian="14pt" style:font-weight-asian="bold" style:font-name-complex="Times New Roman1" style:font-size-complex="14pt"/>
    </style:style>
    <style:style style:name="P70" style:family="paragraph" style:parent-style-name="Standard_20__28_user_29_">
      <style:paragraph-properties fo:line-height="150%" fo:text-align="justify" style:justify-single-word="false"/>
      <style:text-properties style:font-name="Times New Roman" fo:font-size="14pt" fo:font-weight="bold" officeooo:paragraph-rsid="001f852d" style:font-size-asian="14pt" style:font-weight-asian="bold" style:font-name-complex="Times New Roman1" style:font-size-complex="14pt"/>
    </style:style>
    <style:style style:name="P71" style:family="paragraph" style:parent-style-name="Standard_20__28_user_29_">
      <style:paragraph-properties fo:line-height="150%" fo:text-align="start" style:justify-single-word="false"/>
      <style:text-properties style:font-name="Times New Roman" fo:font-size="14pt" fo:font-weight="bold" officeooo:rsid="00252a6b" officeooo:paragraph-rsid="001f852d" style:font-size-asian="14pt" style:font-weight-asian="bold" style:font-name-complex="Times New Roman1" style:font-size-complex="14pt"/>
    </style:style>
    <style:style style:name="P72" style:family="paragraph" style:parent-style-name="Standard_20__28_user_29_">
      <style:paragraph-properties fo:line-height="150%" fo:text-align="justify" style:justify-single-word="false"/>
      <style:text-properties style:font-name="Times New Roman" fo:font-size="14pt" fo:font-weight="bold" officeooo:rsid="00252a6b" officeooo:paragraph-rsid="001f852d" style:font-size-asian="14pt" style:font-weight-asian="bold" style:font-name-complex="Times New Roman1" style:font-size-complex="14pt"/>
    </style:style>
    <style:style style:name="P73" style:family="paragraph" style:parent-style-name="Standard_20__28_user_29_">
      <style:paragraph-properties fo:line-height="150%" fo:text-align="center" style:justify-single-word="false"/>
      <style:text-properties style:font-name="Times New Roman" fo:font-size="14pt" fo:font-weight="bold" officeooo:paragraph-rsid="001f852d" style:font-size-asian="14pt" style:font-weight-asian="bold" style:font-name-complex="Times New Roman1" style:font-size-complex="14pt" style:font-weight-complex="bold"/>
    </style:style>
    <style:style style:name="P74" style:family="paragraph" style:parent-style-name="Standard_20__28_user_29_">
      <style:paragraph-properties fo:line-height="150%" fo:text-align="justify" style:justify-single-word="false"/>
      <style:text-properties style:font-name="Times New Roman" fo:font-size="14pt" fo:font-weight="normal" officeooo:paragraph-rsid="001f852d" style:font-size-asian="14pt" style:font-weight-asian="normal" style:font-name-complex="Times New Roman1" style:font-size-complex="14pt" style:font-weight-complex="normal"/>
    </style:style>
    <style:style style:name="P75" style:family="paragraph" style:parent-style-name="Standard_20__28_user_29_">
      <style:paragraph-properties fo:line-height="150%" fo:text-align="justify" style:justify-single-word="false"/>
      <style:text-properties officeooo:paragraph-rsid="001f852d"/>
    </style:style>
    <style:style style:name="P76" style:family="paragraph" style:parent-style-name="Standard_20__28_user_29_">
      <style:paragraph-properties fo:line-height="150%" fo:text-align="justify" style:justify-single-word="false"/>
      <style:text-properties fo:font-size="14pt" officeooo:paragraph-rsid="001f852d"/>
    </style:style>
    <style:style style:name="P77" style:family="paragraph" style:parent-style-name="Standard_20__28_user_29_">
      <style:paragraph-properties fo:line-height="150%" fo:text-align="justify" style:justify-single-word="false"/>
      <style:text-properties fo:color="#000000" style:font-name="Times New Roman" fo:font-size="14pt" officeooo:rsid="001e0446" officeooo:paragraph-rsid="001f852d" style:font-size-asian="14pt" style:font-name-complex="Times New Roman1" style:font-size-complex="14pt"/>
    </style:style>
    <style:style style:name="P78" style:family="paragraph" style:parent-style-name="Heading_20_2">
      <style:paragraph-properties fo:text-align="justify" style:justify-single-word="false"/>
      <style:text-properties fo:font-size="14pt" fo:font-style="italic" fo:font-weight="normal" officeooo:paragraph-rsid="001f852d" style:font-size-asian="14pt" style:font-style-asian="italic" style:font-weight-asian="normal" style:font-size-complex="14pt" style:font-style-complex="italic" style:font-weight-complex="normal"/>
    </style:style>
    <style:style style:name="P79" style:family="paragraph" style:parent-style-name="Heading_20_2">
      <style:paragraph-properties fo:text-align="justify" style:justify-single-word="false"/>
      <style:text-properties fo:font-size="14pt" fo:font-weight="normal" officeooo:paragraph-rsid="001f852d" style:font-size-asian="14pt" style:font-weight-asian="normal" style:font-size-complex="14pt" style:font-weight-complex="normal"/>
    </style:style>
    <style:style style:name="P80" style:family="paragraph" style:parent-style-name="Heading_20_2">
      <style:text-properties fo:font-size="14pt" fo:font-weight="normal" officeooo:paragraph-rsid="001f852d" style:font-size-asian="14pt" style:font-weight-asian="normal" style:font-size-complex="14pt" style:font-weight-complex="normal"/>
    </style:style>
    <style:style style:name="P81" style:family="paragraph" style:parent-style-name="Heading_20_2">
      <style:paragraph-properties fo:line-height="150%" fo:text-align="justify" style:justify-single-word="false"/>
      <style:text-properties style:font-name="Times New Roman" fo:font-size="14pt" fo:font-weight="normal" officeooo:rsid="00252a6b" officeooo:paragraph-rsid="001f852d" style:font-size-asian="14pt" style:font-weight-asian="normal" style:font-name-complex="Times New Roman1" style:font-size-complex="14pt" style:font-weight-complex="normal"/>
    </style:style>
    <style:style style:name="P82" style:family="paragraph" style:parent-style-name="Heading_20_2">
      <style:paragraph-properties fo:line-height="150%" fo:text-align="justify" style:justify-single-word="false"/>
      <style:text-properties style:font-name="Times New Roman" fo:font-size="14pt" fo:font-weight="normal" officeooo:paragraph-rsid="001f852d" style:font-size-asian="14pt" style:font-weight-asian="normal" style:font-name-complex="Times New Roman1" style:font-size-complex="14pt" style:font-weight-complex="normal"/>
    </style:style>
    <style:style style:name="P83" style:family="paragraph" style:parent-style-name="Heading_20_2">
      <style:paragraph-properties fo:margin-top="0cm" fo:margin-bottom="0cm" loext:contextual-spacing="false" fo:line-height="150%" fo:text-align="justify" style:justify-single-word="false"/>
      <style:text-properties style:font-name="Times New Roman" fo:font-size="14pt" fo:font-style="italic" fo:font-weight="normal" officeooo:paragraph-rsid="001f852d" style:font-size-asian="14pt" style:font-style-asian="italic" style:font-weight-asian="normal" style:font-name-complex="Times New Roman1" style:font-size-complex="14pt" style:font-style-complex="italic" style:font-weight-complex="normal"/>
    </style:style>
    <style:style style:name="P84" style:family="paragraph" style:parent-style-name="Heading_20_2">
      <style:paragraph-properties fo:margin-top="0cm" fo:margin-bottom="0cm" loext:contextual-spacing="false" fo:line-height="150%" fo:text-align="justify" style:justify-single-word="false"/>
      <style:text-properties style:font-name="Times New Roman" fo:font-size="14pt" fo:font-style="italic" style:text-underline-style="none" fo:font-weight="normal" officeooo:paragraph-rsid="001f852d" style:font-size-asian="14pt" style:font-style-asian="italic" style:font-weight-asian="normal" style:font-name-complex="Times New Roman1" style:font-size-complex="14pt" style:font-style-complex="italic" style:font-weight-complex="normal"/>
    </style:style>
    <style:style style:name="P85" style:family="paragraph" style:parent-style-name="Heading_20_2">
      <style:paragraph-properties fo:margin-top="0cm" fo:margin-bottom="0cm" loext:contextual-spacing="false" fo:line-height="150%" fo:text-align="justify" style:justify-single-word="false"/>
      <style:text-properties style:font-name="Times New Roman" fo:font-size="14pt" fo:font-weight="normal" officeooo:paragraph-rsid="001f852d" style:font-size-asian="14pt" style:font-weight-asian="normal" style:font-name-complex="Times New Roman1" style:font-size-complex="14pt" style:font-weight-complex="normal"/>
    </style:style>
    <style:style style:name="P86" style:family="paragraph" style:parent-style-name="Footer">
      <style:paragraph-properties fo:text-align="center" style:justify-single-word="false"/>
    </style:style>
    <style:style style:name="T1" style:family="text">
      <style:text-properties officeooo:rsid="001e0446"/>
    </style:style>
    <style:style style:name="T2" style:family="text">
      <style:text-properties fo:color="#000000" style:font-name="Times New Roman" fo:font-size="14pt" style:font-size-asian="14pt" style:font-name-complex="Times New Roman1" style:font-size-complex="14pt"/>
    </style:style>
    <style:style style:name="T3" style:family="text">
      <style:text-properties fo:color="#000000" style:font-name="Times New Roman" fo:font-size="14pt" officeooo:rsid="0016aff9" style:font-size-asian="14pt" style:font-name-complex="Times New Roman1" style:font-size-complex="14pt"/>
    </style:style>
    <style:style style:name="T4" style:family="text">
      <style:text-properties fo:color="#000000" style:font-name="Times New Roman" fo:font-size="14pt" officeooo:rsid="0003fb65" style:font-size-asian="14pt" style:font-name-complex="Times New Roman1" style:font-size-complex="14pt"/>
    </style:style>
    <style:style style:name="T5" style:family="text">
      <style:text-properties fo:color="#000000" style:font-name="Times New Roman" fo:font-size="14pt" officeooo:rsid="00241c94" style:font-size-asian="14pt" style:font-name-complex="Times New Roman1" style:font-size-complex="14pt"/>
    </style:style>
    <style:style style:name="T6" style:family="text">
      <style:text-properties fo:color="#000000" style:font-name="Times New Roman" fo:font-size="14pt" officeooo:rsid="00187920" style:font-size-asian="14pt" style:font-name-complex="Times New Roman1" style:font-size-complex="14pt"/>
    </style:style>
    <style:style style:name="T7" style:family="text">
      <style:text-properties fo:color="#000000" style:font-name="Times New Roman" fo:font-size="14pt" officeooo:rsid="0005cc05" style:font-size-asian="14pt" style:font-name-complex="Times New Roman1" style:font-size-complex="14pt"/>
    </style:style>
    <style:style style:name="T8" style:family="text">
      <style:text-properties fo:color="#000000" style:font-name="Times New Roman" fo:font-size="14pt" officeooo:rsid="000f840e" style:font-size-asian="14pt" style:font-name-complex="Times New Roman1" style:font-size-complex="14pt"/>
    </style:style>
    <style:style style:name="T9" style:family="text">
      <style:text-properties fo:color="#000000" style:font-name="Times New Roman" fo:font-size="14pt" officeooo:rsid="0003313d" style:font-size-asian="14pt" style:font-name-complex="Times New Roman1" style:font-size-complex="14pt"/>
    </style:style>
    <style:style style:name="T10" style:family="text">
      <style:text-properties fo:color="#000000" style:font-name="Times New Roman" fo:font-size="14pt" officeooo:rsid="000776d6" style:font-size-asian="14pt" style:font-name-complex="Times New Roman1" style:font-size-complex="14pt"/>
    </style:style>
    <style:style style:name="T11" style:family="text">
      <style:text-properties fo:color="#000000" style:font-name="Times New Roman" fo:font-size="14pt" officeooo:rsid="00250006" style:font-size-asian="14pt" style:font-name-complex="Times New Roman1" style:font-size-complex="14pt"/>
    </style:style>
    <style:style style:name="T12" style:family="text">
      <style:text-properties fo:color="#000000" style:font-name="Times New Roman" fo:font-size="14pt" style:text-underline-style="solid" style:text-underline-width="auto" style:text-underline-color="font-color" style:font-size-asian="14pt" style:font-name-complex="Times New Roman1" style:font-size-complex="14pt"/>
    </style:style>
    <style:style style:name="T13" style:family="text">
      <style:text-properties fo:color="#000000" officeooo:rsid="0005cc05"/>
    </style:style>
    <style:style style:name="T14" style:family="text">
      <style:text-properties fo:color="#000000" officeooo:rsid="000f840e"/>
    </style:style>
    <style:style style:name="T15" style:family="text">
      <style:text-properties fo:color="#000000" officeooo:rsid="0016aff9"/>
    </style:style>
    <style:style style:name="T16" style:family="text">
      <style:text-properties fo:color="#000000" officeooo:rsid="001e0446"/>
    </style:style>
    <style:style style:name="T17" style:family="text">
      <style:text-properties fo:color="#000000" officeooo:rsid="002355e5"/>
    </style:style>
    <style:style style:name="T18" style:family="text">
      <style:text-properties fo:color="#000000" officeooo:rsid="00250006"/>
    </style:style>
    <style:style style:name="T19" style:family="text">
      <style:text-properties officeooo:rsid="0011d8af"/>
    </style:style>
    <style:style style:name="T20" style:family="text">
      <style:text-properties officeooo:rsid="00130eb4"/>
    </style:style>
    <style:style style:name="T21" style:family="text">
      <style:text-properties officeooo:rsid="0013e284"/>
    </style:style>
    <style:style style:name="T22" style:family="text">
      <style:text-properties officeooo:rsid="002a0a5f"/>
    </style:style>
    <style:style style:name="T23" style:family="text">
      <style:text-properties officeooo:rsid="0016aff9"/>
    </style:style>
    <style:style style:name="T24" style:family="text">
      <style:text-properties officeooo:rsid="0015ab2a"/>
    </style:style>
    <style:style style:name="T25" style:family="text">
      <style:text-properties officeooo:rsid="00241c94"/>
    </style:style>
    <style:style style:name="T26" style:family="text">
      <style:text-properties fo:font-size="14pt" fo:font-style="italic" fo:font-weight="normal" style:font-size-asian="14pt" style:font-style-asian="italic" style:font-weight-asian="normal" style:font-size-complex="14pt" style:font-style-complex="italic" style:font-weight-complex="normal"/>
    </style:style>
    <style:style style:name="T27" style:family="text">
      <style:text-properties fo:font-size="14pt" style:font-size-asian="14pt" style:font-size-complex="14pt"/>
    </style:style>
    <style:style style:name="T28" style:family="text">
      <style:text-properties fo:font-size="14pt" officeooo:rsid="002bc8a4" style:font-size-asian="14pt" style:font-size-complex="14pt"/>
    </style:style>
    <style:style style:name="T29" style:family="text">
      <style:text-properties fo:font-size="14pt" fo:font-weight="normal" style:font-size-asian="14pt" style:font-weight-asian="normal" style:font-size-complex="14pt" style:font-weight-complex="normal"/>
    </style:style>
    <style:style style:name="T30" style:family="text">
      <style:text-properties fo:font-weight="normal" style:font-weight-asian="normal" style:font-weight-complex="normal"/>
    </style:style>
    <style:style style:name="T31" style:family="text">
      <style:text-properties fo:font-weight="normal" style:font-size-asian="14pt" style:font-weight-asian="normal" style:font-size-complex="14pt" style:font-weight-complex="normal"/>
    </style:style>
    <style:style style:name="T32" style:family="text">
      <style:text-properties officeooo:rsid="00273444"/>
    </style:style>
    <style:style style:name="T33" style:family="text">
      <style:text-properties style:font-name="Times New Roman" style:font-name-complex="Times New Roman1"/>
    </style:style>
    <style:style style:name="T34" style:family="text">
      <style:text-properties style:font-name="Times New Roman" fo:font-size="14pt" style:font-size-asian="14pt" style:font-name-complex="Times New Roman1" style:font-size-complex="14pt"/>
    </style:style>
    <style:style style:name="T35" style:family="text">
      <style:text-properties style:font-name="Times New Roman" fo:font-size="14pt" officeooo:rsid="002bc8a4" style:font-size-asian="14pt" style:font-name-complex="Times New Roman1" style:font-size-complex="14pt"/>
    </style:style>
    <style:style style:name="T36" style:family="text">
      <style:text-properties style:font-name="Times New Roman" style:font-size-asian="14pt" style:font-name-complex="Times New Roman1" style:font-size-complex="14pt"/>
    </style:style>
    <style:style style:name="T37" style:family="text">
      <style:text-properties officeooo:rsid="002d8b93"/>
    </style:style>
    <style:style style:name="T38" style:family="text">
      <style:text-properties officeooo:rsid="002f56e6"/>
    </style:style>
    <style:style style:name="T39" style:family="text">
      <style:text-properties officeooo:rsid="002bc8a4"/>
    </style:style>
    <style:style style:name="T40" style:family="text">
      <style:text-properties officeooo:rsid="00250006"/>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Федеральное государственное образованное бюджетное учреждение</text:p>
      <text:p text:style-name="P6">высшего профессионального образования</text:p>
      <text:p text:style-name="P6">«Сибирский государственный университет телекоммуникаций и информатики»</text:p>
      <text:p text:style-name="P6">(ФГОБУ ВПО «СибГУТИ»</text:p>
      <text:p text:style-name="P6"/>
      <text:p text:style-name="P6"/>
      <text:p text:style-name="P9">Кафедра физического воспитания</text:p>
      <text:p text:style-name="P7"/>
      <text:p text:style-name="P7"/>
      <text:p text:style-name="P6">Контрольная работа № 1</text:p>
      <text:p text:style-name="P6">ТЕМА КОНТРОЛЬНОЙ РАБОТЫ:</text:p>
      <text:p text:style-name="P5">Функциональная нестабильность шейного отдела позвоночника. Симптомы,профилактика и лечение.</text:p>
      <text:p text:style-name="P15">Выполнил:</text:p>
      <text:p text:style-name="P15">студент гр. ИП-916</text:p>
      <text:p text:style-name="P15">Адов<text:span text:style-name="T1">а</text:span> А<text:span text:style-name="T1">нна</text:span> Сергеев<text:span text:style-name="T1">на</text:span> Проверил:</text:p>
      <text:p text:style-name="P17"><text:span text:style-name="T2">старший преподаватель</text:span><text:span text:style-name="T12"> </text:span><text:span text:style-name="T2">кафедры ФВ</text:span></text:p>
      <text:p text:style-name="P16">Григорович Сергей Иванович</text:p>
      <text:p text:style-name="P7"/>
      <text:p text:style-name="P6"/>
      <text:p text:style-name="P10"/>
      <text:p text:style-name="P10"/>
      <text:p text:style-name="P10"/>
      <text:p text:style-name="P10"/>
      <text:p text:style-name="P6">Новосибирск</text:p>
      <text:p text:style-name="P12"><text:span text:style-name="T16"><text:s text:c="66"/>202</text:span><text:span text:style-name="T17">0</text:span></text:p>
      <text:p text:style-name="P18"><text:soft-page-break/>Оглавление</text:p>
      <text:p text:style-name="P8">Введение...................................…..................................................................…..........<text:span text:style-name="T40">3</text:span></text:p>
      <text:p text:style-name="P13"><text:span text:style-name="T2">Глава 1.</text:span><text:span text:style-name="T3">Функциональная нестабильность шейного отдела позвоночника (НШОП)-краткая характеристика заболевания</text:span></text:p>
      <text:p text:style-name="P13"><text:span text:style-name="T2"><text:s text:c="8"/>1.1. </text:span><text:span text:style-name="T5">Симптомы </text:span><text:span text:style-name="T6">НШОП.........….......................................................……</text:span><text:span text:style-name="T2">.......</text:span><text:span text:style-name="T7">4-10</text:span></text:p>
      <text:p text:style-name="P13"><text:span text:style-name="T2"><text:s text:c="8"/>1.2. </text:span><text:span text:style-name="T5">Профилактика</text:span><text:span text:style-name="T6"> НШОП….……............….............................….........……</text:span><text:span text:style-name="T2">.</text:span><text:span text:style-name="T8">11</text:span></text:p>
      <text:p text:style-name="P13"><text:span text:style-name="T7"><text:s text:c="8"/>1.3. </text:span><text:span text:style-name="T6">Лечение НШОП………………..……….……………………..</text:span><text:span text:style-name="T9">………</text:span><text:span text:style-name="T8">1</text:span><text:span text:style-name="T11">2-17</text:span></text:p>
      <text:p text:style-name="P13"><text:span text:style-name="T7">Заключение…………………………………………………………………………</text:span><text:span text:style-name="T10">.</text:span><text:span text:style-name="T11">18</text:span></text:p>
      <text:p text:style-name="P11"><text:span text:style-name="T13">Литература…………………………………………………………………………..</text:span><text:span text:style-name="T18">19</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1"/>
      <text:p text:style-name="P18"/>
      <text:p text:style-name="P18"/>
      <text:p text:style-name="P18"/>
      <text:p text:style-name="P18"/>
      <text:p text:style-name="P18"><text:soft-page-break/>Введение</text:p>
      <text:p text:style-name="P20">Данная тема очень актуальна для преподавателей физической культуры и студентов. Актуальность <text:span text:style-name="T19">этой </text:span>темы можно обосновать тем, что студентам <text:s/>будет полезно знать о <text:span text:style-name="T20">данной болезни, профилактики и лечении</text:span>, чтобы в дальнейшем,<text:span text:style-name="T20">если есть предрасположенность к данному недугу ,можно было предотвратить развитие,а если уже имеются проблемы,не усугублять положение</text:span>. А актуальность темы для преподавателей можно обосновать тем,что, <text:span text:style-name="T21">работая со студентами и зная симптомы , могут посоветовать обратиться к врачу,во избежание последствий при физических нагрузках </text:span>.</text:p>
      <text:p text:style-name="P20">При написании работы мы затронем одну из важных проблем. А конкретно проблему <text:span text:style-name="T22">характеристик функциональной нестабильности шейного отдела позвоночника </text:span>.</text:p>
      <text:p text:style-name="P20"><text:s/>Изучение проблемы позволит нам более подробно разобрать <text:span text:style-name="T23">данную болезнь</text:span>.</text:p>
      <text:p text:style-name="P67">В качестве задач для написания работы можно выделить три самые глобальные задачи:</text:p>
      <text:p text:style-name="P67">1)Изуч<text:span text:style-name="T24">ение симптомов функциональной нестабильности шейного отдела позвоночника. </text:span><text:line-break/>2)Изучение <text:span text:style-name="T23">профилактики функциональной нестабильности шейного отдела позвоночника</text:span>.</text:p>
      <text:p text:style-name="P67">3)<text:span text:style-name="T23">Изучение лечения функциональной нестабильности шейного отдела позвоночника</text:span>.</text:p>
      <text:p text:style-name="P67">Решение поставленных выше задач позволит нам достичь главной цели-детально изучить <text:span text:style-name="T23">функциональную нестабильность шейного отдела позвоночника</text:span>.</text:p>
      <text:p text:style-name="P19"/>
      <text:p text:style-name="P19"/>
      <text:p text:style-name="P19"/>
      <text:p text:style-name="P19"/>
      <text:p text:style-name="P19"><text:soft-page-break/>Глава 1. <text:s/><text:span text:style-name="T15">Функциональная нестабильность шейного отдела позвоночника (НШОП)-краткая характеристика заболевания.</text:span></text:p>
      <text:p text:style-name="P19">1.1. <text:span text:style-name="T25">Симптомы НШОП.</text:span></text:p>
      <text:p text:style-name="P47">Нестабильностью называются определенные физиологические изменения в структуре любого отдела позвоночника, при котором вариативность смещения составляющих его позвонков в ту или иную сторону превышает 3 мм. Расположение очага болезни серьезно влияет на выбранное лечение и врачебные рекомендации.</text:p>
      <text:p text:style-name="P47">Наиболее подвижную часть позвоночника представляет собой шейный отдел (ШОП). Человек может ее сгибать, разгибать, наклонять вбок, вращать ею… Перечислять можно еще долго. Однако для шеи важна не только подвижность, но и стабильность. Для шейного отдела позвоночника все же важны определенные пропорции, а также способность защитить себя от боли и деформаций при физнагрузках. И вместе с тем он может подвергнуться таким нарушениям, которые уменьшают стабильность. И тогда в нем появляется чрезмерная, нездоровая мобильность. Именно это состояние и названо нестабильностью шейных позвонков.</text:p>
      <text:p text:style-name="P35">Шейный сегмент позвоночника более остальных подвержен подобным изменениям из-за особенностей строения позвонков, фасеточных суставов и межпозвоночных дисков — основных компонентов, отвечающих за нестабильность шейного отдела позвоночника.</text:p>
      <text:p text:style-name="P35">В шейном отделе позвоночника человека семь позвонков. Позвоночник обеспечивает две важные характеристики:</text:p>
      <text:list xml:id="list552443334" text:style-name="L1">
        <text:list-item>
          <text:p text:style-name="P51">мобильность. Она позволяет делать движения шеей; </text:p>
        </text:list-item>
        <text:list-item>
          <text:p text:style-name="P25">стабильность. Необходима, чтобы между позвонками не пропадало необходимое соотношение. </text:p>
        </text:list-item>
      </text:list>
      <text:p text:style-name="P35">Остеохондроз и травмы запросто могут сделать подвижность шейного отдела выше, но при этом свести на нет стабильность, так как амплитуда движений вырастает, а соотношение в позвоночнике оказывается нарушено. Причем нередко все это дополняется смещением позвонков. Даже если они смещены <text:soft-page-break/>лишь чуть-чуть, всего на 3 миллиметра, неважно, в какую сторону, это уже представляет собой заболевание.</text:p>
      <text:p text:style-name="P35">Чаще всего недуг встречается у пожилых людей и детей подросткового возраста, что объяснимо с точки зрения естественной подверженности шейного отдела процессам, связанных с возрастными изменениями.</text:p>
      <text:h text:style-name="P78" text:outline-level="2"><text:bookmark text:name="i-2"/>Причины патологии</text:h>
      <text:p text:style-name="P35">Все причины данной патологии делятся на четыре группы. На этих самых группах сегодня базируется вся классификация заболеваний, связанных со смещением позвонков.</text:p>
      <text:p text:style-name="P42"><text:span text:style-name="Strong_20_Emphasis"><text:span text:style-name="T26">Дегенеративная группа</text:span></text:span><text:span text:style-name="T26">. </text:span><text:span text:style-name="T27">Возникает под действием внутренних, называемых эндогенными, либо внешних, экзогенных причин.</text:span></text:p>
      <text:p text:style-name="P42"><text:span text:style-name="Emphasis"><text:span text:style-name="T27">Внутренние причины:</text:span></text:span></text:p>
      <text:list xml:id="list2191910546" text:style-name="L16">
        <text:list-item>
          <text:p text:style-name="P52">генетическая склонность к таким патологиям, таким как нарушение развития позвонков с младенчества, слишком неплотные кости, плохая фиксация межпозвоночных соединений; </text:p>
        </text:list-item>
        <text:list-item>
          <text:p text:style-name="P52">остеохондроз. Предрасположенность к этому заболеванию может передаваться по наследству в виде плохого развития дисков и суставов. Также можно заболеть из-за того, что к старости оказываются истощены хрящи; </text:p>
        </text:list-item>
        <text:list-item>
          <text:p text:style-name="P26">остеопороз. Так называется заболевание, при котором разрушается костная ткань, получавшая катастрофически мало необходимых минералов. Причиной ему обычно бывают сбои в функционировании эндокринной системы и изменения гормонального фона. </text:p>
        </text:list-item>
      </text:list>
      <text:p text:style-name="P35"><text:span text:style-name="Emphasis">Причины внешние:</text:span></text:p>
      <text:list xml:id="list705634781" text:style-name="L17">
        <text:list-item>
          <text:p text:style-name="P53">распределение нагрузки без заботы о здоровье. Например, долгая неподвижность либо чрезмерное количество движения, из-за чего шея также оказывается напряжена, что тоже является причиной остеохондроза; </text:p>
        </text:list-item>
        <text:list-item>
          <text:p text:style-name="P27">отсутствие здорового образа жизни. Это означает табакокурение, алкоголизм, чрезмерное употребление кофе, неправильный прием гормональных препаратов, недостаточное употребление молочного и чрезмерное — мяса. </text:p>
        </text:list-item>
      </text:list>
      <text:p text:style-name="P42"><text:span text:style-name="Strong_20_Emphasis"><text:span text:style-name="T26">Диспластическая.</text:span></text:span><text:span text:style-name="T27"> Она происходит от факторов, влияющих на состояние соединительной ткани. Их может спровоцировать следующее:</text:span></text:p>
      <text:list xml:id="list277162280" text:style-name="L18">
        <text:list-item>
          <text:p text:style-name="P54"><text:soft-page-break/>системные воспаления. Например, вредящие тканям, и, следовательно, их функционированию аутоиммунные процессы; </text:p>
        </text:list-item>
        <text:list-item>
          <text:p text:style-name="P28">патологии, вызванные различными инфекциями. Сюда входят и чрезвычайно опасные для позвоночника гнойно-некротические процессы. </text:p>
        </text:list-item>
      </text:list>
      <text:p text:style-name="P42"><text:span text:style-name="Strong_20_Emphasis"><text:span text:style-name="T26">Посттравматическая</text:span></text:span><text:span text:style-name="T27">. Разумеется, это следствие травм, ушибов, вывихов, переломов, а также подвывихов.</text:span></text:p>
      <text:p text:style-name="P42"><text:span text:style-name="Strong_20_Emphasis"><text:span text:style-name="T26">Послеоперационная</text:span></text:span><text:span text:style-name="T26">.</text:span><text:span text:style-name="T27"> Как и следует из названия, это может быть последствием хирургического вмешательства, спровоцировавшего повреждение опорных структур позвоночника. Чаще других операций такую проблему может вызвать ламинэктомия, представляющая собой операцию по освобождению спинного мозга либо хотя бы одного из его нервных корешков от сдавливания.</text:span></text:p>
      <text:h text:style-name="P83" text:outline-level="2">Нестабильность шеи: классификация, согласно причинам возникновения</text:h>
      <text:p text:style-name="P48">Среди наиболее вероятных факторов, провоцирующих нестабильность шейных позвонков, медики выделяют.</text:p>
      <text:list xml:id="list3957990695" text:style-name="L19">
        <text:list-item>
          <text:p text:style-name="P55">Механические повреждения (травмы считаются наиболее частой причиной нарушения физиологического соотношения между позвонками этого отдела позвоночника);</text:p>
        </text:list-item>
        <text:list-item>
          <text:p text:style-name="P55">Хронические дегенеративные процессы, протекающие в суставном аппарате (чуть реже нестабильность шейного отдела вызывает запущенный остеохондроз);</text:p>
        </text:list-item>
        <text:list-item>
          <text:p text:style-name="P55">Негативные последствия оперативного вмешательства (послеоперационные осложнения или неправильное проведение вмешательства также могут повлиять на возникновение гиперподвижности);</text:p>
        </text:list-item>
        <text:list-item>
          <text:p text:style-name="P29">Врожденные аномалии (реже всего подобные изменения появляются в следствие врожденной дисплазии позвоночника).</text:p>
        </text:list-item>
      </text:list>
      <text:h text:style-name="P84" text:outline-level="2"><text:bookmark text:name="i-3"/>По каким признакам можно заподозрить, что шейный отдел позвоночника (ШОП) уже нестабилен?</text:h>
      <text:p text:style-name="P35">Важно иметь представление не только о том, откуда взялась патология, но и о том, как опознать первые сигналы, которые подает организм. Подобные проблемы лучше решать сразу, иначе со временем это будет труднее. Вот список верных симптомов НШОП:</text:p>
      <text:list xml:id="list2588368276" text:style-name="L20">
        <text:list-item>
          <text:p text:style-name="P56">напряжение в шее. Непрерывное ощущение усталости. Человек быстро устает от повседневной работы. Ему нужно постоянно держать шею <text:soft-page-break/>неподвижно, чтобы дать ей отдохнуть. Также некоторые участки кожи могут потерять чувствительность; </text:p>
        </text:list-item>
        <text:list-item>
          <text:p text:style-name="P56">деформированный позвоночник. При неподвижности шеи или наклоне на бок головы боль стихает. Если слишком много времени провести в таком положении, позвоночник изменит свою форму. В особо запущенных случаях подобное искривление сразу бросается в глаза; </text:p>
        </text:list-item>
        <text:list-item>
          <text:p text:style-name="P30">неврологические проблемы. Прострелы, онемение, слабость в руках. Когда больное место на шее прощупывают, пациент чувствует боль. Все это реакция нервной системы на патологию; </text:p>
        </text:list-item>
        <text:list-item>
          <text:p text:style-name="P49"><text:s/>периодическая боль. Она становится сильнее при движении шеей либо после долгой физнагрузки. Из-за такой боли при каждом движении больной старается держать голову неподвижно, чтобы не спровоцировать новые приступы; </text:p>
        </text:list-item>
        <text:list-item>
          <text:p text:style-name="P49">кружится голова, в ушах стоит шум, зрение теряет четкость. Все это происходит из-за того, что сдавлена позвоночная артерия. Данное сдавливание происходит в свою очередь от искажений в шейном отделе позвоночника. Конкретнее, от образования выростов и искажения высоты дисков.</text:p>
        </text:list-item>
      </text:list>
      <text:p text:style-name="P50">Чуть возникает хотя бы самое крошечное подозрение на патологию, следует сразу же обратиться к врачу за подтверждением либо опровержением наличия заболевания, а в первом случае еще и за нужным лечением.</text:p>
      <text:h text:style-name="P85" text:outline-level="2"><text:bookmark text:name="i-4"/>Иногда нестабильность можно перепутать с чем-либо другим</text:h>
      <text:p text:style-name="P35">Если обратить внимание на все то, что указано выше, уже ясно, что нестабильность необходимо обнаружить вовремя, для чего врач и больной должны оба знать о симптоматической картине, которая проявляется именно у этой патологии. Например, сегодня тщательно изучено, как опознать явную нестабильность. Это можно сделать, заметив следующее.</text:p>
      <text:p text:style-name="P19"/>
      <text:p text:style-name="P64"/>
      <text:p text:style-name="P64"/>
      <text:p text:style-name="P64"/>
      <text:p text:style-name="P64"/>
      <text:p text:style-name="P64"><text:soft-page-break/></text:p>
      <text:p text:style-name="P64">Таблица №1. Признаки явной шейной нестабильности.<text:bookmark text:name="tablepress-471"/></text:p>
      <text:section text:style-name="Sect1" text:name="tablepress-471_wrapper">
        <table:table table:name="Таблица2" table:style-name="Таблица2">
          <table:table-column table:style-name="Таблица2.A"/>
          <table:table-column table:style-name="Таблица2.B"/>
          <table:table-header-rows>
            <table:table-row>
              <table:table-cell table:style-name="Таблица2.A1" office:value-type="string">
                <text:p text:style-name="P66">Название</text:p>
              </table:table-cell>
              <table:table-cell table:style-name="Таблица2.A1" office:value-type="string">
                <text:p text:style-name="P66">Описание</text:p>
              </table:table-cell>
            </table:table-row>
          </table:table-header-rows>
          <table:table-row>
            <table:table-cell table:style-name="Таблица2.A2" office:value-type="string">
              <text:p text:style-name="P24">Корешковый синдром</text:p>
            </table:table-cell>
            <table:table-cell table:style-name="Таблица2.A2" office:value-type="string">
              <text:p text:style-name="P24">Иначе называется радикулопатией. Такая патология представляет собой симптомокомплекс, развивающийся в результате сдавления нервных корешков, то есть начальных отделов спинномозговых нервов. Человек испытывает сильнейшие боли в той области, где локализован очаг недуга, однако они могут отдавать в конечности и внутренние органы, например, кишечник, желудок и сердце.</text:p>
            </table:table-cell>
          </table:table-row>
          <table:table-row>
            <table:table-cell table:style-name="Таблица2.A2" office:value-type="string">
              <text:p text:style-name="P24">Цервикальная дискалгия</text:p>
            </table:table-cell>
            <table:table-cell table:style-name="Таблица2.A2" office:value-type="string">
              <text:p text:style-name="P24">Характеризуется ноющими болями в шее (реже шейными прострелами), которые не покидают больного. Дискомфорт может быть довольно интенсивным, становиться сильнее при повороте головы. При обследовании определяется гипертонус и тугоподвижность мышц шеи. Иногда движения в ШОП сопровождаются хрустом или щелчками. Цервикальная дискалгия предшествует брахиалгии (боли в плече). Также отмечается сглаженность физиологического лордоза в шейном отделе, ограничение подвижности, вынужденное фиксированное положение головы, разница в высоте надплечий. Причиной цервикальной дискалгии является раздражение внутридисковых рецепторов или дегенеративно-дистрофические изменения в тканях позвоночного столба, либо сочетание этих процессов.</text:p>
            </table:table-cell>
          </table:table-row>
          <table:table-row>
            <table:table-cell table:style-name="Таблица2.A2" office:value-type="string">
              <text:p text:style-name="P24">Прогрессирующая миелопатия</text:p>
            </table:table-cell>
            <table:table-cell table:style-name="Таблица2.A2" office:value-type="string">
              <text:p text:style-name="P24">Миелопатия – термин, характеризующий группу патологий невоспалительного характера, для которых характерно постепенное дистрофическое поражение спинного мозга. Причинами ее возникновения всегда является другая болезнь или травма, поэтому миелопатию можно представить как следствие различных нарушений, происходящих в шейном отделе.</text:p>
            </table:table-cell>
          </table:table-row>
          <table:table-row>
            <table:table-cell table:style-name="Таблица2.A2" office:value-type="string">
              <text:p text:style-name="P24">Синдром позвоночного нерва</text:p>
            </table:table-cell>
            <table:table-cell table:style-name="Таблица2.A2" office:value-type="string">
              <text:p text:style-name="P24">Синдром раздражения симпатического сплетения, окружающего позвоночную артерию. Позвоночные артерии и позвоночные нервы проходят в канале, образованном поперечными отростками шейных позвонков. Основную роль в его происхождении играют патологические изменения шейного отдела позвоночника. Эти факторы становятся причиной компрессии и раздражения симпатического сплетения позвоночной артерии, а также сдавливания самого сосуда.</text:p>
            </table:table-cell>
          </table:table-row>
          <table:table-row>
            <table:table-cell table:style-name="Таблица2.A2" office:value-type="string">
              <text:p text:style-name="P24">Синдром <text:soft-page-break/>позвоночной артерии</text:p>
            </table:table-cell>
            <table:table-cell table:style-name="Таблица2.A2" office:value-type="string">
              <text:p text:style-name="P24">Патология, при которой страдает кровообращение <text:soft-page-break/>заднебоковых отделов мозга. Возникает при спазме или компрессии самой артерии и/или нервных сплетений вокруг нее. Лечить такой недуг необходимо в срочном порядке, поскольку в ином случае он может постепенно привести к раннему развитию ишемического инсульта.</text:p>
            </table:table-cell>
          </table:table-row>
        </table:table>
      </text:section>
      <text:p text:style-name="P22"/>
      <text:p text:style-name="P35">Куда хуже, если есть скрытая нестабильность. Ее лечение ощутимо сложнее. Причиной этому является неоднозначность симптомов, следствием которой являются неверные диагнозы и вытекающая из них неправильная медицинская помощь. Есть множество случаев, когда поставить правильный диагноз при данной проблеме не помогает даже полноценный рентген. Из этого следует то, что медицина все еще не разработала общепринятый алгоритм диагностики именно такой нестабильности. То есть состояния, когда гипермобильность обусловлена слишком сильным скольжением позвонков без их пограничного сближения.</text:p>
      <text:p text:style-name="P35">Если говорить более кратко, нестабильность обнаруживается при помощи полноценного рентгена, однако поставить диагноз можно лишь если есть характерные для данной патологии синдромы.</text:p>
      <text:h text:style-name="P79" text:outline-level="2"><text:bookmark text:name="i-5"/>Диагностирование патологии при помощи специальных приборов</text:h>
      <text:p text:style-name="P35">Чтобы подтвердить данный диагноз, в 80% случаев используют методику рентгена в боковой проекции. Делают несколько снимков, которые покажут, какие функции и насколько хорошо на данный момент может выполнять шея. Пациента снимают с опущенной и с запрокинутой головой, нередко делают снимки и через рот. Так можно заметить подвывихи в позвонках, если они есть.</text:p>
      <text:p text:style-name="P2">При обследовании ребенка на предмет нестабильности шейного отдела обязательно используют аппарат Доплера. Так можно узнать, не передавлены ли артерии, нет ли патологий вроде асимметричности кровоснабжения головного мозга, проблем с функционированием вен.</text:p>
      <text:p text:style-name="P4"/>
      <text:h text:style-name="P80" text:outline-level="2">Симптоматика и клиническая картина нестабильности шейных позвонков</text:h>
      <text:p text:style-name="P39">Чаще всего пациенты обращаются к врачу с набором определенных жалоб, именно эти признаки и являются характерными чертами, позволяющими <text:soft-page-break/>диагностировать нестабильность позвоночника в области шеи. Поэтому крайне важно обращать внимание на следующие симптомы:</text:p>
      <text:list xml:id="list1771325793" text:style-name="L21">
        <text:list-item>
          <text:p text:style-name="P61">болезненные ощущения в шее;</text:p>
        </text:list-item>
        <text:list-item>
          <text:p text:style-name="P61">частые мигрени;</text:p>
        </text:list-item>
        <text:list-item>
          <text:p text:style-name="P61">головокружения;</text:p>
        </text:list-item>
        <text:list-item>
          <text:p text:style-name="P36">дискомфортное положение головы, трудности найти расслабляющую позу для сна.</text:p>
        </text:list-item>
      </text:list>
      <text:p text:style-name="P39"><text:span text:style-name="Strong_20_Emphasis"><text:span text:style-name="T30">Список, включающий в себя только эти симптомы, чаще встречаются у детей, чем у взрослых.</text:span></text:span> </text:p>
      <text:p text:style-name="P39">Люди среднего возраста, помимо перечисленных признаков, ощущают на себе еще и многие другие проявления болезни:</text:p>
      <text:list xml:id="list3917848624" text:style-name="L22">
        <text:list-item>
          <text:p text:style-name="P62">боли, носящие ирритативный характер (проникающие боли, когда нестабильность шейного отдела вовлекает нервы и их окончания, что чревато возникновение неприятных ощущений в руках, пояснице и ногах);</text:p>
        </text:list-item>
        <text:list-item>
          <text:p text:style-name="P62">деформации позвоночного столба (физическое смещение позвонков или дисков между ними);</text:p>
        </text:list-item>
        <text:list-item>
          <text:p text:style-name="P62">изменения количества физиологичных движений шейных позвонков (патологическим считается как уменьшение, так и увеличение подвижности);</text:p>
        </text:list-item>
        <text:list-item>
          <text:p text:style-name="P62">нестабильность позвонков шеи, возникающая после физической активности или чрезмерной нагрузки (особенно актуально для детей, проходящих период активного роста);</text:p>
        </text:list-item>
        <text:list-item>
          <text:p text:style-name="P37">повышенный тонус мышц, спастический синдром (выражается возрастающей усталостью мускулатуры этого отдела позвоночника).</text:p>
        </text:list-item>
      </text:list>
      <text:p text:style-name="P39">Помимо стандартных проявлений клинической картины заболевания, гиперподвижность шеи имеет и неврологические симптомы:</text:p>
      <text:list xml:id="list775732846" text:style-name="L23">
        <text:list-item>
          <text:p text:style-name="P63">Прострелы или другие проявления корешкового синдрома;</text:p>
        </text:list-item>
        <text:list-item>
          <text:p text:style-name="P63">Заметное снижение силы мускулатуры шеи, уменьшение подвижности сустава, который имеет прямое отношение к пораженной мышце;</text:p>
        </text:list-item>
        <text:list-item>
          <text:p text:style-name="P38">Онемения, подергивания, парезы обусловлены компрессией спинного мозга.</text:p>
        </text:list-item>
      </text:list>
      <text:p text:style-name="P3"/>
      <text:p text:style-name="P1"/>
      <text:p text:style-name="P71"><text:soft-page-break/>1.2.Профилактика НШОП.</text:p>
      <text:p text:style-name="P43"><text:span text:style-name="Strong_20_Emphasis"><text:span text:style-name="T30">Здоровый рацион</text:span></text:span><text:span text:style-name="T30">. Включает в себя приём адекватного количества чистой воды, из расчета 40 мл на 1 кг массы тела. Также получение необходимых микроэлементов и витаминов. В настоящее время существует множество анализов для выявления патологий обмена веществ.</text:span></text:p>
      <text:list xml:id="list1269295319" text:style-name="L24">
        <text:list-item>
          <text:p text:style-name="P65"><text:span text:style-name="Strong_20_Emphasis"><text:span text:style-name="T29">Регулярная тренировка мышц</text:span></text:span><text:span text:style-name="T27">. Большинство людей не имеют возможности заниматься в спортзале или дома каждый день, но этого и не требуется. Для укрепления мышц и связок достаточно заниматься 2 раза в неделю по 15-20 минут.</text:span></text:p>
        </text:list-item>
        <text:list-item>
          <text:p text:style-name="P65"><text:span text:style-name="Strong_20_Emphasis"><text:span text:style-name="T29">Наблюдение врача при занятиях спортом</text:span></text:span><text:span text:style-name="T29">.</text:span><text:span text:style-name="T27"> Перед тем, как идти в спортзал и заниматься под руководством тренера, необходимо пройти минимум обследований для минимизации возможных рисков. В спортзале Вас никто обследовать не станет, а тренер — не врач!</text:span></text:p>
        </text:list-item>
        <text:list-item>
          <text:p text:style-name="P65"><text:span text:style-name="Strong_20_Emphasis"><text:span text:style-name="T29">Своевременное обращение к доктору</text:span></text:span><text:span text:style-name="T29">.</text:span><text:span text:style-name="T27"> При жалобах на боль в шее необходимо обратиться к врачу-неврологу, который после осмотра назначит дообследование и распишет курс лечения и профилактики.</text:span></text:p>
        </text:list-item>
        <text:list-item>
          <text:p text:style-name="P65"><text:span text:style-name="Strong_20_Emphasis"><text:span text:style-name="T29">Производственная гимнастика и удобное рабочее место</text:span></text:span><text:span text:style-name="T29">.</text:span><text:span text:style-name="T27"> Следует правильно подбирать стол и стул, расставлять мебель в кабинете, чтобы максимально снизить риски травмы и перенагрузки шейного отдела позвоночника.</text:span></text:p>
        </text:list-item>
        <text:list-item>
          <text:p text:style-name="P65"><text:span text:style-name="Strong_20_Emphasis"><text:span text:style-name="T29">Подбор правильного матраса и подушки для сна</text:span></text:span><text:span text:style-name="T29">.</text:span><text:span text:style-name="T27"> Матрас должен быть жёстким или средней жесткости. Кровать для сна — с приподнятым головным краем на 4-5 см. Подушка — мягкой и невысокой, чтобы концы можно было уложить на плечи и таким образом зафиксировать голову. Спать следует на спине.</text:span></text:p>
        </text:list-item>
        <text:list-item>
          <text:p text:style-name="P40"><text:span text:style-name="Strong_20_Emphasis"><text:span text:style-name="T29">Избегание ситуаций, где возможны травмы шеи</text:span></text:span><text:span text:style-name="T29">.</text:span><text:span text:style-name="T27"> Бережно относитесь к своему организму. Лучше избежать чего-то, ведь адреналин можно получить и другим способом.</text:span></text:p>
        </text:list-item>
      </text:list>
      <text:p text:style-name="P46"><text:bookmark text:name="used_links"/></text:p>
      <text:p text:style-name="P72"/>
      <text:p text:style-name="P72"/>
      <text:p text:style-name="P72"/>
      <text:p text:style-name="P72"/>
      <text:p text:style-name="P72"/>
      <text:p text:style-name="P72"><text:soft-page-break/>1.3.Лечение НШОП.</text:p>
      <text:h text:style-name="P81" text:outline-level="2"><text:bookmark text:name="i-6"/>Как лечат нестабильность шейных позвонков</text:h>
      <text:p text:style-name="P35">Данную патологию, как и любую другую, вылечить можно лишь при правильной терапии. Есть несколько методик. Врач для каждого пациента подберет лучшую в зависимости от стадии и типа заболевания. Существуют следующие методики.</text:p>
      <text:p text:style-name="P42"><text:span text:style-name="Strong_20_Emphasis"><text:span text:style-name="T29">ЛФК, она же лечебная гимнастика</text:span></text:span><text:span text:style-name="T29">.</text:span><text:span text:style-name="T27"> Спецкурс разрабатывается индивидуально, под каждого отдельного больного. При этом учитываются все его параметры, могущие повлиять на состояние, — выраженность и тип заболевания, возраст человека, нет ли у него других болезней. При этом данная гимнастика призвана укрепить шейные мышцы и связки.</text:span></text:p>
      <text:p text:style-name="P43"><text:span text:style-name="Strong_20_Emphasis"><text:span text:style-name="T30">Физиопроцедуры.</text:span></text:span><text:span text:style-name="T30"> Лечебная гимнастика может оказаться несколько полезнее для лечения нестабильности при дополнении ее следующим:</text:span></text:p>
      <text:list xml:id="list367668831" text:style-name="L25">
        <text:list-item>
          <text:p text:style-name="P41"><text:a xlink:type="simple" xlink:href="https://spina-expert.ru/lechenie/massazh-shejno-vorotnikovoj-zony-i-spiny/" office:target-frame-name="_blank" xlink:show="new" text:style-name="Internet_20_link" text:visited-style-name="Visited_20_Internet_20_Link"><text:span text:style-name="T27">лечебный массаж</text:span></text:a><text:span text:style-name="T27"> — для улучшения кровообращения, ускорения метаболизма в шейных соединительных тканях; </text:span></text:p>
        </text:list-item>
      </text:list>
      <text:list xml:id="list4150517442" text:style-name="L26">
        <text:list-item>
          <text:p text:style-name="P57">ношение медицинского корсета — для укрепления шейного отдела. Такое приспособление просто необходимо при обострении; </text:p>
        </text:list-item>
        <text:list-item>
          <text:p text:style-name="P57">электрофорез — лекарства, которые вводят под кожу, сводят на ноль воспалительные процессы; </text:p>
        </text:list-item>
        <text:list-item>
          <text:p text:style-name="P31">магнитотерапия — воздействие магнитным полем погашает очаг воспаления. </text:p>
        </text:list-item>
      </text:list>
      <text:p text:style-name="P70"><text:span text:style-name="Strong_20_Emphasis"><text:span text:style-name="T30">Использование медикаментов</text:span></text:span><text:span text:style-name="T30">. Вернуть стабильность шейному отделу без проблем можно при помощи лекарственных препаратов. Каких конкретно — назначит врач, учитывая причину патологии, а также информацию, которая была получена при помощи диагностики. Однако стоит сказать, что существует несколько групп препаратов:</text:span></text:p>
      <text:p text:style-name="P44"><text:span text:style-name="T30">миорелаксанты — для того, чтобы избавляться от шейных спазмов, убирать ущемление нервных корешков;</text:span> </text:p>
      <text:list xml:id="list4144244686" text:style-name="L27">
        <text:list-item>
          <text:p text:style-name="P58">хондропротекторы — для защиты межпозвоночных хрящевых тканей от разрушений; </text:p>
        </text:list-item>
        <text:list-item>
          <text:p text:style-name="P58"><text:soft-page-break/>нестероидные анестезирующие и антисептирующие лекарства — для снятия боли и воспаления; </text:p>
        </text:list-item>
        <text:list-item>
          <text:p text:style-name="P58">витамин Д, а также кальцийсодержащие препараты — для питания костей нужными минералами затем, чтобы ткани снова стали плотными и крепкими; </text:p>
        </text:list-item>
        <text:list-item>
          <text:p text:style-name="P32">витамин В — для лечения нервных волокон. </text:p>
        </text:list-item>
      </text:list>
      <text:p text:style-name="P42"><text:span text:style-name="Strong_20_Emphasis"><text:span text:style-name="T29">Оперативное вмешательство</text:span></text:span><text:span text:style-name="T29">. </text:span><text:span text:style-name="T27">Не проводится без крайней на то необходимости. Такая может быть только если позвонки серьезно повреждены. Обычно представляет собой установку костного имплантата, который нужен для фиксации смежных позвонков.</text:span></text:p>
      <text:h text:style-name="P79" text:outline-level="2"><text:bookmark text:name="i-7"/>Главные методики лечения — консервативные</text:h>
      <text:p text:style-name="P35">Нужно поговорить и о следующем: сегодня вылечить данную патологию сначала стараются консервативными методами. В большей части случаев получаемые таким путем результаты отличаются высоким качеством. Операции при патологиях позвоночного столба вообще представляют собой крайнюю меру, к которой не прибегают, если болезнь еще не начала нарушать функционирование внутренних органов пациента. Вместе с тем, подобное явление не такое уж и редкое. Это связано с тем, что в шее позвоночный канал не отличается большой шириной, так что смещение позвонка представляет большую опасность для функционирования спинного мозга. Это обстоятельство и ответственно за то, что операции на шее делают значительно чаще, чем, к примеру, при грыже межпозвонкового диска в пояснице.</text:p>
      <text:p text:style-name="P42"><text:span text:style-name="T27">В прочих отношениях консервативное лечение НШОП, можно сказать, такое же, как лечение остальных позвоночных патологий. Основные методы для этого — специальные упражнения и массаж. Необходим и </text:span><text:a xlink:type="simple" xlink:href="https://spina-expert.ru/lechenie/bandazh-na-shejnyj-otdel-pozvonochnika/" office:target-frame-name="_blank" xlink:show="new" text:style-name="Internet_20_link" text:visited-style-name="Visited_20_Internet_20_Link"><text:span text:style-name="T27">шейный корсет</text:span></text:a><text:span text:style-name="T27">, удерживающий ослабленную шею так, как ей предписано природой.</text:span></text:p>
      <text:p text:style-name="P45">При наличии нестабильности лечение должно быть комплексным. Огромную роль играет профилактика.</text:p>
      <text:p text:style-name="P35">Лечение строится из нескольких этапов.</text:p>
      <text:p text:style-name="P42"><text:span text:style-name="Strong_20_Emphasis"><text:span text:style-name="T29">Медикаментозное лечение</text:span></text:span><text:span text:style-name="T29">:</text:span></text:p>
      <text:list xml:id="list591140995" text:style-name="L28">
        <text:list-item>
          <text:p text:style-name="P59">нестероидные противовоспалительные препараты имеют своей целью купировать воспаление, уменьшить и излечить боль;</text:p>
        </text:list-item>
        <text:list-item>
          <text:p text:style-name="P59"><text:soft-page-break/>миорелаксанты позволяют уменьшить мышечный спазм и тонус, способствуют уменьшению сдавления нервных корешков;</text:p>
        </text:list-item>
        <text:list-item>
          <text:p text:style-name="P59">витамины группы В питают нервную ткань, восстанавливая и защищая её;</text:p>
        </text:list-item>
        <text:list-item>
          <text:p text:style-name="P33">витамины группы Д и препараты кальция назначаются пациентам с остеопорозом.</text:p>
        </text:list-item>
      </text:list>
      <text:p text:style-name="P42"><text:span text:style-name="Strong_20_Emphasis"><text:span text:style-name="T29">Физиотерапевтическое лечение</text:span></text:span><text:span text:style-name="Strong_20_Emphasis"><text:span text:style-name="T27">.</text:span></text:span></text:p>
      <text:p text:style-name="P35">Является эффективным средством лечения боли, купирования воспаления, восстановления нервной и мышечной ткани. Также физиотерапевтическое лечение позволяет доставить в очаг лекарственное вещество посредством электрического тока. При физиотерапевтическом лечении применяют:</text:p>
      <text:list xml:id="list2234467667" text:style-name="L29">
        <text:list-item>
          <text:p text:style-name="P60">методики, купирующие воспаление: электрофорез, магнитотерапия, УВЧ-терапия;</text:p>
        </text:list-item>
        <text:list-item>
          <text:p text:style-name="P34">методики, способствующие регенерации тканей: лазеротерапия, грязелечение.</text:p>
        </text:list-item>
      </text:list>
      <text:p text:style-name="P42"><text:span text:style-name="Strong_20_Emphasis"><text:span text:style-name="T29">Новокаиновая блокада</text:span></text:span></text:p>
      <text:p text:style-name="P35">Является способом купирования острой боли за счёт доставки лекарственного вещества непосредственно к её очагу. Проводится врачом-неврологом в медицинском учреждении (не на дому!) после специального курса обучения. Лекарственным веществом может выступать раствор Новокаина 0,5% или раствора Лидокаина 2%. Также можно добавить растворы витаминов или гормонов. Состав вводимого вещества подбирает доктор в соответствии с клиническими показаниями в отсутствии противопоказаний к вводимым препаратам. Следует учесть, что врач-невролог не должен вводить вещество в межпозвонковые суставы, эту процедуру могут проводить только врачи-нейрохирурги.</text:p>
      <text:p text:style-name="P74"/>
      <text:p text:style-name="P74">Ношение медицинского корсета в лечебных целях нередко представляет собой большую необходимость. Только не следует забывать, что у этого есть и другая сторона медали. Да, корсет нужен, чтобы позвонки держались так, как надо, чтобы свести вероятность осложнений и болей к минимальной величине. Однако при слишком долгом использовании не исключено ослабление <text:soft-page-break/>мышечного каркаса и связок шеи. Все это вызовет зависимость от корсета, поскольку очень быстро вернет всю проблему, стоит только его снять.</text:p>
      <text:p text:style-name="P45">Все это представляет собой чрезвычайно серьезные основания для того, чтобы ношение шейного корсета обязательно дополнять комплексом ЛФК. А из-за того, что нестабильность шейных позвонков является далеко не самой простой проблемой и требует постоянного и пристального внимания, разрабатывать для пациента комплекс упражнений врач должен индивидуально.</text:p>
      <text:p text:style-name="P35">С массажами все примерно так же. К тому же, массажировать при подобных патологиях имеет право только настоящий профессионал. Иначе процедура может только еще больше навредить, но уж точно не вылечить заболевание.</text:p>
      <text:p text:style-name="P74">Необходимо помнить и следующее: данную патологию ни в коем случае нельзя пытаться лечить самостоятельно, без помощи врача. Народные методы здесь тоже строжайше противопоказаны. Лечить подобное имеет право только опытный врач. Самолечение может привести к тому, что спинной мозг серьезно сдавится или повредится, что ему совершенно не идет на пользу.</text:p>
      <text:p text:style-name="P70"/>
      <text:h text:style-name="P82" text:outline-level="2"><text:bookmark text:name="i-8"/>Детская нестабильность шейных позвонков</text:h>
      <text:p text:style-name="P35">Патология у детей может появиться из-за родовой травмы. Это происходит, если роды матери прошли ненормально.</text:p>
      <text:p text:style-name="P42"><text:span text:style-name="Strong_20_Emphasis"><text:span text:style-name="T29">Стремительные роды</text:span></text:span><text:span text:style-name="T27">. Подразумевается, что при прохождении головки малыша через родовые пути матери те пока не были подготовлены к родам. Схватки проходят интенсивно, причем настолько, что малыш буквально «вылетает». Тоненькая шейка крохи травмируется. Это влечет за собой не только кровоподтек. Но куда как хуже то, что одновременно с этим на связках шейных позвонков появляются микроповреждения. Подобные «скоростные» роды могут даже сломать малышу ключицу и/или повредить плечевое сплетение.</text:span></text:p>
      <text:p text:style-name="P42"><text:span text:style-name="Strong_20_Emphasis"><text:span text:style-name="T29">Долгие роды.</text:span></text:span><text:span text:style-name="T29"> </text:span><text:span text:style-name="T27">Данное явление обусловлено тем, что родовая деятельность слабая, а воды отошли слишком рано. Из-за этого головка малыша застревает в родовых путях и не может выйти наружу. Шея малыша из-за этого на много часов сильно сдавлена. А это уже причина тканевой отечности и микроповреждений.</text:span></text:p>
      <text:p text:style-name="P42"><text:soft-page-break/><text:span text:style-name="Strong_20_Emphasis"><text:span text:style-name="T29">Пуповина, обвившая шею малыша</text:span></text:span><text:span text:style-name="T29">.</text:span><text:span text:style-name="T27"> Стабильность в шейном отделе ребенка может оказаться нарушена в результате того, что порой пуповина обвивает его шею при родах. Тогда в этом месте смещаются позвонки, а также повреждаются связки и мышцы.</text:span><text:bookmark text:name="aswift_7_anchor"/><text:bookmark text:name="aswift_7_expand"/></text:p>
      <text:p text:style-name="P35">Когда малыш только-только появился на свет, подобные патологий на его теле могут быть не видны невооруженному глазу. Родители должны это знать, поскольку первые симптомы появляются только годы спустя. Малыш к тому времени может даже пойти в школу. Родители, заметив симптомы, оказываются в неприятном шоке от того, что они не узнали о патологии еще в роддоме.</text:p>
      <text:p text:style-name="P45">Какая судьба ждет ребенка? К счастью, никаких неприятных последствий от подобного не остается. Позвоночник малыша в таких случаях сам залечивает свои повреждения. Однако межпозвоночные связки остаются расслаблены, а отдельные позвонки становятся несколько подвижнее.</text:p>
      <text:p text:style-name="P35">Малыш развивается, вертит головой, совершает кувырки и множество других движений, и потому связки в шее постепенно слабеют. Природа устроила позвоночник таким образом: в его глубине есть отверстия, через которые идет пара крупных артерий, которые питают головной мозг.</text:p>
      <text:p text:style-name="P35">При НШОП (нестабильности шейного отдела позвоночника) не исключено сдавливание артерий, что создает нарушение кровообращения в головном мозге. В результате тот получает недостаточное количество питания. Постепенно у малыша могут появиться различные жалобы.</text:p>
      <text:p text:style-name="P44"><text:span text:style-name="Strong_20_Emphasis"><text:span text:style-name="T30">Иммобилизация позвоночника</text:span></text:span><text:span text:style-name="T30">.</text:span></text:p>
      <text:p text:style-name="P35">Является одним из первых средств помощи при обострении. Осуществляется специальным воротником, ограничивающим подвижность. Назначается только врачом, подбирается строго индивидуально по размерам шеи. Рекомендовано подбор проводить в специализированных ортопедических салонах. Режим ношения воротника также рекомендуется в зависимости от причины, вызвавшей обострение.</text:p>
      <text:p text:style-name="P44"><text:span text:style-name="Strong_20_Emphasis"><text:span text:style-name="T30">Мануальная терапия</text:span></text:span>.</text:p>
      <text:p text:style-name="P39">Является средством мобилизации позвонков. Запрещено выполнять в острый период травмы. Выполняется мануальным терапевтом по рекомендации невролога после осмотра.</text:p>
      <text:p text:style-name="P46"><text:soft-page-break/><text:span text:style-name="Strong_20_Emphasis"><text:span text:style-name="T29">Лечебная гимнастика</text:span></text:span><text:span text:style-name="T27">.</text:span></text:p>
      <text:p text:style-name="P39">Является одним из самых эффективных средств профилактики и лечения. Курс разрабатывается для пациента в зависимости от причины, вызвавшей нестабильность, а также состояния позвоночника. Цель гимнастики — это укрепления мышечной ткани (связок и мышц). Если гимнастика проводится после травмы или оперативного вмешательства, то проводится только под контролем врача-невролога или инструктора-методиста в кабинете ЛФК. После обучения курс проводится дома самостоятельно.</text:p>
      <text:p text:style-name="P46"><text:span text:style-name="Strong_20_Emphasis"><text:span text:style-name="T29">Рефлексотерапия</text:span></text:span><text:span text:style-name="T29">, </text:span><text:span text:style-name="T27">в частности </text:span><text:span text:style-name="Strong_20_Emphasis"><text:span text:style-name="T29">акупунктура</text:span></text:span><text:span text:style-name="T29">.</text:span></text:p>
      <text:p text:style-name="P39">Является средством купирования боли, восстановления мышечной и нервной ткани, лечения сопутствующих симптомов: улучшение кровообращения, улучшение сна. Выполняется только врачом-рефлексотерапевтом при помощи специальных игл.</text:p>
      <text:p text:style-name="P46"><text:span text:style-name="Strong_20_Emphasis"><text:span text:style-name="T29">Хирургическое лечение</text:span></text:span><text:span text:style-name="T29">.</text:span></text:p>
      <text:p text:style-name="P39">Является редкой практикой. Выполняется в детском возрасте в случае доказанных аномалий строения. Во взрослой практике чаще выполняется операция «спондилодез». Она заключается в имплантации конструкции из металлических пластин и фиксирующих элементов. Её задача — препятствовать избыточной подвижности позвоночника. Операция применяется после травм, дискотомий и ламинэктомий. Последние две проводятся при грыжах позвоночника.</text:p>
      <text:p text:style-name="P70"/>
      <text:p text:style-name="P70"/>
      <text:p text:style-name="P70"/>
      <text:p text:style-name="P70"/>
      <text:p text:style-name="P70"/>
      <text:p text:style-name="P70"/>
      <text:p text:style-name="P70"/>
      <text:p text:style-name="P70"/>
      <text:p text:style-name="P70"/>
      <text:p text:style-name="P70"/>
      <text:p text:style-name="P70"/>
      <text:p text:style-name="P69"><text:soft-page-break/>Заключение</text:p>
      <text:p text:style-name="P67">Таким образом ,в данной работе нами была изучена <text:span text:style-name="T32">функциональная нестабильность шейного отдела позвоночника(НШОП), а также профилактика, симптомы и лечение.</text:span></text:p>
      <text:p text:style-name="P67">В первом разделе мы подробно рассмотрели <text:span text:style-name="T32">все характеристики данной болезни,а также её симптомы</text:span>.</text:p>
      <text:p text:style-name="P67">Второй <text:span text:style-name="T32">и третий </text:span>разделы был<text:span text:style-name="T32">и</text:span> посвящен<text:span text:style-name="T32">ы</text:span> ознакомлению с <text:span text:style-name="T32">профилактикой и лечением функциональной нестабильности шейного отдела позвоночника</text:span>.</text:p>
      <text:p text:style-name="P67">Таким образом,в ходе работы мы решили все поставленные нами задачи,достигли поставленной цели.</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73"/>
      <text:p text:style-name="P73"/>
      <text:p text:style-name="P73"/>
      <text:p text:style-name="P73"><text:soft-page-break/>Литература:</text:p>
      <text:p text:style-name="P22"><text:span text:style-name="T33">1)</text:span>Левит К., Захсе Й., Янда В. Мануальная медицина. Пер. с нем. И.И. Скворцовой. – М. Медицина, 1993,456 с.</text:p>
      <text:p text:style-name="P23"><text:span text:style-name="T28">2)</text:span><text:span text:style-name="T27">Кремер Юрген. Заболевания межпозвонковых дисков. Пер. с англ.; под общ. ред. проф. В.А. Широкова. – М.: МЕДпресс-информ, 2013,472 с.</text:span></text:p>
      <text:p text:style-name="P67">3)Нестабильность шейного отдела позвоночника - симптомы и лечение</text:p>
      <text:p text:style-name="P75"><text:span text:style-name="T34">[Электронный ресурс]. URL: https://probolezny.ru/nestabilnost-shyaynogo-otdela-pozvonochnika/ (дата обращения: </text:span><text:span text:style-name="T35">10</text:span><text:span text:style-name="T34">.</text:span><text:span text:style-name="T35">09.</text:span><text:span text:style-name="T34">2020)</text:span></text:p>
      <text:p text:style-name="P76"><text:span text:style-name="T36">4)</text:span><text:span text:style-name="T31">Нестабильность шейного отдела позвоночника: характеристика заболевания</text:span></text:p>
      <text:p text:style-name="P67"><text:s/>[Электронный ресурс]. URL: https://vashpozvonochnik.ru/bolezni/nestabilnost-shejnogo-otdela-pozvonochnika-harakteristika-zabolevaniya/ (дата обращения: <text:span text:style-name="T37">10</text:span>.0<text:span text:style-name="T37">9</text:span>.2020).</text:p>
      <text:p text:style-name="P75"><text:span text:style-name="T34">5)</text:span><text:span text:style-name="T27">Нестабильность шейных позвонков </text:span><text:span text:style-name="T34">[Электронный ресурс]. URL: </text:span><text:a xlink:type="simple" xlink:href="https://spina-expert.ru/drugie-bolezni/nestabilnost-shejnyh-pozvonkov/#i-6" text:style-name="Internet_20_link" text:visited-style-name="Visited_20_Internet_20_Link"><text:span text:style-name="T34">https://spina-expert.ru/drugie-bolezni/nestabilnost-shejnyh-pozvonkov/#i-6</text:span></text:a><text:span text:style-name="T34"> <text:s/></text:span></text:p>
      <text:p text:style-name="P67">(дата обращения: <text:span text:style-name="T38">09</text:span>.<text:span text:style-name="T39">09.</text:span>2020)</text:p>
      <text:p text:style-name="P23"><text:span text:style-name="T34">6)</text:span><text:span text:style-name="T27">Трэвелл и Симонс. Миофасциальные боли и дисфункции: Руководство по триггерным точкам. В 2 томах. Т.1. // Симонс Д.Г., Трэвелл Ж.Г., Симонс Л.С.: Пер. с англ. – 2-е изд., переработанное и дополненное. – М. Медицина, 2005,1192 с.</text:span><text:span text:style-name="T27"><text:page-number text:select-page="current">19</text:page-number></text:span></text:p>
      <text:p text:style-name="P68">7)Лечим нестабильность шейных позвонков эффективно [Электронный ресурс]. URL:<text:a xlink:type="simple" xlink:href="https://prospinu.com/anatomija/boli-v-shee/nestabilnost-shejnyh-pozvonkov.html" text:style-name="Internet_20_link" text:visited-style-name="Visited_20_Internet_20_Link">https://prospinu.com/anatomija/boli-v-shee/nestabilnost-shejnyh-pozvonkov.html</text:a></text:p>
      <text:p text:style-name="P68"/>
      <text:p text:style-name="P67"/>
      <text:p text:style-name="P67"/>
      <text:p text:style-name="P67"/>
      <text:p text:style-name="P67"/>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Devanagari1" svg:font-family="'Lohit Devanagari'"/>
    <style:font-face style:name="Liberation Serif" svg:font-family="'Liberation Serif'" style:font-family-generic="roman" style:font-pitch="variable"/>
    <style:font-face style:name="OpenSymbol" svg:font-family="Open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OpenSymbol2" svg:font-family="Open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text-properties style:font-name-complex="Mangal" style:font-family-complex="Mangal" style:font-family-generic-complex="system" style:font-pitch-complex="variable" style:font-size-complex="10.5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1.501cm" fo:margin-bottom="1.27cm" fo:margin-left="2.501cm" fo:margin-right="1.501cm" style:writing-mode="lr-tb" style:layout-grid-color="#c0c0c0" style:layout-grid-lines="46"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31cm" fo:margin-left="0cm" fo:margin-right="0cm" fo:margin-top="0.131cm" style:dynamic-spacing="tru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style:footer>
        <text:p text:style-name="MP1"/>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9-11T22:45:57.697456503</meta:creation-date>
    <dc:date>2020-09-11T23:04:52.319905121</dc:date>
    <meta:editing-duration>PT18M54S</meta:editing-duration>
    <meta:editing-cycles>7</meta:editing-cycles>
    <meta:generator>LibreOffice/6.0.7.3$Linux_X86_64 LibreOffice_project/00m0$Build-3</meta:generator>
    <meta:document-statistic meta:table-count="1" meta:image-count="0" meta:object-count="0" meta:page-count="19" meta:paragraph-count="187" meta:word-count="3493" meta:character-count="28519" meta:non-whitespace-character-count="25117"/>
  </office:meta>
</office:document-meta>
</file>